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360000419A000012E2DF8F8E22.wmf"/>
  <manifest:file-entry manifest:media-type="" manifest:full-path="Pictures/2000071100004C570000224A730794F5.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Linux Libertine2" svg:font-family="'Linux Libertine'" style:font-pitch="variable"/>
    <style:font-face style:name="Linux Libertine" svg:font-family="'Linux Libertine'" style:font-adornments="Bold" style:font-pitch="variable"/>
    <style:font-face style:name="Linux Libertine1" svg:font-family="'Linux Libertine'"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306in" style:rel-column-width="9111*"/>
    </style:style>
    <style:style style:name="Table1.B" style:family="table-column">
      <style:table-column-properties style:column-width="0.3819in" style:rel-column-width="3739*"/>
    </style:style>
    <style:style style:name="Table1.C" style:family="table-column">
      <style:table-column-properties style:column-width="1.0694in" style:rel-column-width="10471*"/>
    </style:style>
    <style:style style:name="Table1.D" style:family="table-column">
      <style:table-column-properties style:column-width="1.1597in" style:rel-column-width="11355*"/>
    </style:style>
    <style:style style:name="Table1.E" style:family="table-column">
      <style:table-column-properties style:column-width="1.1944in" style:rel-column-width="11695*"/>
    </style:style>
    <style:style style:name="Table1.F" style:family="table-column">
      <style:table-column-properties style:column-width="1.9569in" style:rel-column-width="19164*"/>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1.B3" style:family="table-cell" style:data-style-name="N0">
      <style:table-cell-properties fo:padding="0.0382in" fo:border-left="0.0007in solid #000000" fo:border-right="none" fo:border-top="none" fo:border-bottom="0.0007in solid #000000"/>
    </style:style>
    <style:style style:name="Table2" style:family="table">
      <style:table-properties style:width="6.6931in" table:align="margins"/>
    </style:style>
    <style:style style:name="Table2.A" style:family="table-column">
      <style:table-column-properties style:column-width="1.8681in" style:rel-column-width="18291*"/>
    </style:style>
    <style:style style:name="Table2.B" style:family="table-column">
      <style:table-column-properties style:column-width="0.5in" style:rel-column-width="4895*"/>
    </style:style>
    <style:style style:name="Table2.C" style:family="table-column">
      <style:table-column-properties style:column-width="4.325in" style:rel-column-width="42349*"/>
    </style:style>
    <style:style style:name="Table2.1" style:family="table-row">
      <style:table-row-properties style:min-row-height="0.2917in"/>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6931in" table:align="margins"/>
    </style:style>
    <style:style style:name="Table3.A" style:family="table-column">
      <style:table-column-properties style:column-width="0.8611in" style:rel-column-width="8431*"/>
    </style:style>
    <style:style style:name="Table3.B" style:family="table-column">
      <style:table-column-properties style:column-width="0.375in" style:rel-column-width="3671*"/>
    </style:style>
    <style:style style:name="Table3.C" style:family="table-column">
      <style:table-column-properties style:column-width="1.1444in" style:rel-column-width="11205*"/>
    </style:style>
    <style:style style:name="Table3.D" style:family="table-column">
      <style:table-column-properties style:column-width="1.3201in" style:rel-column-width="12926*"/>
    </style:style>
    <style:style style:name="Table3.E" style:family="table-column">
      <style:table-column-properties style:column-width="1.2708in" style:rel-column-width="12443*"/>
    </style:style>
    <style:style style:name="Table3.F" style:family="table-column">
      <style:table-column-properties style:column-width="1.7215in" style:rel-column-width="16859*"/>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3.B3" style:family="table-cell" style:data-style-name="N0">
      <style:table-cell-properties fo:padding="0.0382in" fo:border-left="0.0007in solid #000000" fo:border-right="none" fo:border-top="none" fo:border-bottom="0.0007in solid #000000"/>
    </style:style>
    <style:style style:name="Table4" style:family="table">
      <style:table-properties style:width="6.6931in" table:align="margins"/>
    </style:style>
    <style:style style:name="Table4.A" style:family="table-column">
      <style:table-column-properties style:column-width="1.6597in" style:rel-column-width="16251*"/>
    </style:style>
    <style:style style:name="Table4.B" style:family="table-column">
      <style:table-column-properties style:column-width="5.0333in" style:rel-column-width="49284*"/>
    </style:style>
    <style:style style:name="Table4.A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1.6597in" style:rel-column-width="16251*"/>
    </style:style>
    <style:style style:name="Table5.B" style:family="table-column">
      <style:table-column-properties style:column-width="5.0333in" style:rel-column-width="49284*"/>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Linux Libertine2" fo:font-size="14pt" fo:font-weight="bold" officeooo:rsid="0001b608" officeooo:paragraph-rsid="0001b608" style:font-size-asian="14pt" style:font-weight-asian="bold" style:font-size-complex="14pt" style:font-weight-complex="bold"/>
    </style:style>
    <style:style style:name="P2" style:family="paragraph" style:parent-style-name="Standard">
      <style:text-properties style:font-name="Linux Libertine2" officeooo:rsid="0001b608" officeooo:paragraph-rsid="0001b608"/>
    </style:style>
    <style:style style:name="P3" style:family="paragraph" style:parent-style-name="Standard">
      <style:paragraph-properties fo:text-align="justify" style:justify-single-word="false"/>
      <style:text-properties style:font-name="Linux Libertine2" officeooo:rsid="0001b608" officeooo:paragraph-rsid="0001b608"/>
    </style:style>
    <style:style style:name="P4" style:family="paragraph" style:parent-style-name="Standard">
      <style:text-properties style:font-name="Linux Libertine2" fo:font-weight="bold" officeooo:rsid="0001b608" officeooo:paragraph-rsid="0001b608" style:font-weight-asian="bold" style:font-weight-complex="bold"/>
    </style:style>
    <style:style style:name="P5" style:family="paragraph" style:parent-style-name="Standard">
      <style:text-properties style:font-name="Linux Libertine2" fo:font-weight="bold" officeooo:rsid="0001da19" officeooo:paragraph-rsid="0001da19" style:font-weight-asian="bold" style:font-weight-complex="bold"/>
    </style:style>
    <style:style style:name="P6" style:family="paragraph" style:parent-style-name="Standard">
      <style:paragraph-properties fo:text-align="justify" style:justify-single-word="false"/>
      <style:text-properties style:font-name="Linux Libertine2" fo:font-weight="bold" officeooo:rsid="0001da19" officeooo:paragraph-rsid="001029fc" style:font-weight-asian="bold" style:font-weight-complex="bold"/>
    </style:style>
    <style:style style:name="P7" style:family="paragraph" style:parent-style-name="Standard">
      <style:paragraph-properties fo:text-align="justify" style:justify-single-word="false"/>
      <style:text-properties style:font-name="Linux Libertine2" fo:font-weight="bold" officeooo:rsid="0009ceb7" officeooo:paragraph-rsid="0009ceb7" style:font-weight-asian="bold" style:font-weight-complex="bold"/>
    </style:style>
    <style:style style:name="P8" style:family="paragraph" style:parent-style-name="Standard">
      <style:paragraph-properties fo:text-align="justify" style:justify-single-word="false"/>
      <style:text-properties style:font-name="Linux Libertine2" fo:font-weight="bold" officeooo:rsid="0009ceb7" officeooo:paragraph-rsid="001029fc" style:font-weight-asian="bold" style:font-weight-complex="bold"/>
    </style:style>
    <style:style style:name="P9" style:family="paragraph" style:parent-style-name="Standard">
      <style:paragraph-properties fo:text-align="justify" style:justify-single-word="false"/>
      <style:text-properties style:font-name="Linux Libertine2" fo:font-weight="bold" officeooo:rsid="001029fc" officeooo:paragraph-rsid="001873b8" style:font-weight-asian="bold" style:font-weight-complex="bold"/>
    </style:style>
    <style:style style:name="P10" style:family="paragraph" style:parent-style-name="Standard">
      <style:paragraph-properties fo:text-align="justify" style:justify-single-word="false"/>
      <style:text-properties style:font-name="Linux Libertine2" fo:font-weight="bold" officeooo:rsid="0018fa61" officeooo:paragraph-rsid="001be825" style:font-weight-asian="bold" style:font-weight-complex="bold"/>
    </style:style>
    <style:style style:name="P11" style:family="paragraph" style:parent-style-name="Standard">
      <style:paragraph-properties fo:text-align="justify" style:justify-single-word="false"/>
      <style:text-properties style:font-name="Linux Libertine2" fo:font-weight="bold" officeooo:rsid="001be825" officeooo:paragraph-rsid="001be825" style:font-weight-asian="bold" style:font-weight-complex="bold"/>
    </style:style>
    <style:style style:name="P12" style:family="paragraph" style:parent-style-name="Standard">
      <style:paragraph-properties fo:text-align="justify" style:justify-single-word="false"/>
      <style:text-properties style:font-name="Linux Libertine2" fo:font-weight="bold" officeooo:rsid="001d8974" officeooo:paragraph-rsid="001d8974" style:font-weight-asian="bold" style:font-weight-complex="bold"/>
    </style:style>
    <style:style style:name="P13" style:family="paragraph" style:parent-style-name="Standard">
      <style:paragraph-properties fo:text-align="justify" style:justify-single-word="false"/>
      <style:text-properties style:font-name="Linux Libertine2" fo:font-weight="bold" officeooo:rsid="001d8974" officeooo:paragraph-rsid="00239ea1" style:font-weight-asian="bold" style:font-weight-complex="bold"/>
    </style:style>
    <style:style style:name="P14" style:family="paragraph" style:parent-style-name="Standard">
      <style:paragraph-properties fo:text-align="justify" style:justify-single-word="false"/>
      <style:text-properties style:font-name="Linux Libertine2" fo:font-weight="normal" officeooo:rsid="0001da19" officeooo:paragraph-rsid="0001da19" style:font-weight-asian="normal" style:font-weight-complex="normal"/>
    </style:style>
    <style:style style:name="P15" style:family="paragraph" style:parent-style-name="Standard">
      <style:paragraph-properties fo:text-align="justify" style:justify-single-word="false"/>
      <style:text-properties style:font-name="Linux Libertine2" fo:font-weight="normal" officeooo:rsid="0001da19" officeooo:paragraph-rsid="000223c6" style:font-weight-asian="normal" style:font-weight-complex="normal"/>
    </style:style>
    <style:style style:name="P16" style:family="paragraph" style:parent-style-name="Standard">
      <style:paragraph-properties fo:text-align="justify" style:justify-single-word="false"/>
      <style:text-properties style:font-name="Linux Libertine2" fo:font-weight="normal" officeooo:rsid="0001da19" officeooo:paragraph-rsid="001029fc" style:font-weight-asian="normal" style:font-weight-complex="normal"/>
    </style:style>
    <style:style style:name="P17" style:family="paragraph" style:parent-style-name="Standard">
      <style:paragraph-properties fo:text-align="justify" style:justify-single-word="false"/>
      <style:text-properties style:font-name="Linux Libertine2" fo:font-weight="normal" officeooo:rsid="0001da19" officeooo:paragraph-rsid="0014e40e" style:font-weight-asian="normal" style:font-weight-complex="normal"/>
    </style:style>
    <style:style style:name="P18" style:family="paragraph" style:parent-style-name="Standard">
      <style:paragraph-properties fo:text-align="justify" style:justify-single-word="false"/>
      <style:text-properties style:font-name="Linux Libertine2" fo:font-weight="normal" officeooo:rsid="0001da19" officeooo:paragraph-rsid="002afa77" style:font-weight-asian="normal" style:font-weight-complex="normal"/>
    </style:style>
    <style:style style:name="P19" style:family="paragraph" style:parent-style-name="Standard">
      <style:paragraph-properties fo:text-align="justify" style:justify-single-word="false"/>
      <style:text-properties style:font-name="Linux Libertine2" fo:font-weight="normal" officeooo:rsid="0001da19" officeooo:paragraph-rsid="0016b612" style:font-weight-asian="normal" style:font-weight-complex="normal"/>
    </style:style>
    <style:style style:name="P20" style:family="paragraph" style:parent-style-name="Standard">
      <style:paragraph-properties fo:text-align="justify" style:justify-single-word="false"/>
      <style:text-properties style:font-name="Linux Libertine2" fo:font-weight="normal" officeooo:rsid="00056732" officeooo:paragraph-rsid="00056732" style:font-weight-asian="normal" style:font-weight-complex="normal"/>
    </style:style>
    <style:style style:name="P21" style:family="paragraph" style:parent-style-name="Standard">
      <style:paragraph-properties fo:text-align="justify" style:justify-single-word="false"/>
      <style:text-properties style:font-name="Linux Libertine2" fo:font-weight="normal" officeooo:rsid="000d1908" officeooo:paragraph-rsid="0009ceb7" style:font-weight-asian="normal" style:font-weight-complex="normal"/>
    </style:style>
    <style:style style:name="P22" style:family="paragraph" style:parent-style-name="Standard">
      <style:paragraph-properties fo:text-align="justify" style:justify-single-word="false"/>
      <style:text-properties style:font-name="Linux Libertine2" fo:font-weight="normal" officeooo:rsid="000d1908" officeooo:paragraph-rsid="000d1908" style:font-weight-asian="normal" style:font-weight-complex="normal"/>
    </style:style>
    <style:style style:name="P23" style:family="paragraph" style:parent-style-name="Standard">
      <style:paragraph-properties fo:text-align="justify" style:justify-single-word="false"/>
      <style:text-properties style:font-name="Linux Libertine2" fo:font-weight="normal" officeooo:rsid="001029fc" officeooo:paragraph-rsid="001029fc" style:font-weight-asian="normal" style:font-weight-complex="normal"/>
    </style:style>
    <style:style style:name="P24" style:family="paragraph" style:parent-style-name="Standard">
      <style:paragraph-properties fo:text-align="justify" style:justify-single-word="false"/>
      <style:text-properties style:font-name="Linux Libertine2" fo:font-weight="normal" officeooo:rsid="0016b612" officeooo:paragraph-rsid="0014e40e" style:font-weight-asian="normal" style:font-weight-complex="normal"/>
    </style:style>
    <style:style style:name="P25" style:family="paragraph" style:parent-style-name="Standard">
      <style:paragraph-properties fo:text-align="justify" style:justify-single-word="false"/>
      <style:text-properties style:font-name="Linux Libertine2" fo:font-weight="normal" officeooo:rsid="0016b612" officeooo:paragraph-rsid="0016b612" style:font-weight-asian="normal" style:font-weight-complex="normal"/>
    </style:style>
    <style:style style:name="P26" style:family="paragraph" style:parent-style-name="Standard">
      <style:paragraph-properties fo:text-align="justify" style:justify-single-word="false"/>
      <style:text-properties style:font-name="Linux Libertine2" fo:font-weight="normal" officeooo:rsid="001873b8" officeooo:paragraph-rsid="001873b8" style:font-weight-asian="normal" style:font-weight-complex="normal"/>
    </style:style>
    <style:style style:name="P27" style:family="paragraph" style:parent-style-name="Standard">
      <style:paragraph-properties fo:text-align="justify" style:justify-single-word="false"/>
      <style:text-properties style:font-name="Linux Libertine2" fo:font-weight="normal" officeooo:rsid="0018fa61" officeooo:paragraph-rsid="001be825" style:font-weight-asian="normal" style:font-weight-complex="normal"/>
    </style:style>
    <style:style style:name="P28" style:family="paragraph" style:parent-style-name="Standard">
      <style:paragraph-properties fo:text-align="justify" style:justify-single-word="false"/>
      <style:text-properties style:font-name="Linux Libertine2" fo:font-weight="normal" officeooo:rsid="001be825" officeooo:paragraph-rsid="001be825" style:font-weight-asian="normal" style:font-weight-complex="normal"/>
    </style:style>
    <style:style style:name="P29" style:family="paragraph" style:parent-style-name="Standard">
      <style:paragraph-properties fo:text-align="justify" style:justify-single-word="false"/>
      <style:text-properties style:font-name="Linux Libertine2" fo:font-weight="normal" officeooo:rsid="001d8974" officeooo:paragraph-rsid="001d8974" style:font-weight-asian="normal" style:font-weight-complex="normal"/>
    </style:style>
    <style:style style:name="P30" style:family="paragraph" style:parent-style-name="Standard">
      <style:paragraph-properties fo:text-align="justify" style:justify-single-word="false"/>
      <style:text-properties style:font-name="Linux Libertine2" fo:font-weight="normal" officeooo:rsid="001d8974" officeooo:paragraph-rsid="00267b01" style:font-weight-asian="normal" style:font-weight-complex="normal"/>
    </style:style>
    <style:style style:name="P31" style:family="paragraph" style:parent-style-name="Standard">
      <style:text-properties style:font-name="Linux Libertine2" fo:font-size="12pt" fo:font-weight="bold" officeooo:rsid="0001b608" officeooo:paragraph-rsid="002c771a" style:font-size-asian="12pt" style:font-weight-asian="bold" style:font-size-complex="12pt" style:font-weight-complex="bold"/>
    </style:style>
    <style:style style:name="P32" style:family="paragraph" style:parent-style-name="Table_20_Contents">
      <style:paragraph-properties fo:text-align="justify" style:justify-single-word="false"/>
      <style:text-properties style:font-name="Linux Libertine2" officeooo:rsid="000777f7" officeooo:paragraph-rsid="000777f7"/>
    </style:style>
    <style:style style:name="P33" style:family="paragraph" style:parent-style-name="Table_20_Contents">
      <style:paragraph-properties fo:text-align="justify" style:justify-single-word="false"/>
      <style:text-properties style:font-name="Linux Libertine2" officeooo:rsid="000777f7" officeooo:paragraph-rsid="001be825"/>
    </style:style>
    <style:style style:name="P34" style:family="paragraph" style:parent-style-name="Table_20_Contents">
      <style:paragraph-properties fo:text-align="justify" style:justify-single-word="false"/>
      <style:text-properties style:font-name="Linux Libertine2" fo:font-weight="bold" officeooo:rsid="00081ba0" officeooo:paragraph-rsid="00081ba0" style:font-weight-asian="bold" style:font-weight-complex="bold"/>
    </style:style>
    <style:style style:name="P35" style:family="paragraph" style:parent-style-name="Table_20_Contents">
      <style:paragraph-properties fo:text-align="justify" style:justify-single-word="false"/>
      <style:text-properties style:font-name="Linux Libertine2" fo:font-weight="bold" officeooo:rsid="00081ba0" officeooo:paragraph-rsid="001be825" style:font-weight-asian="bold" style:font-weight-complex="bold"/>
    </style:style>
    <style:style style:name="P36" style:family="paragraph" style:parent-style-name="Table_20_Contents">
      <style:paragraph-properties fo:text-align="justify" style:justify-single-word="false"/>
      <style:text-properties style:font-name="Linux Libertine2" fo:font-weight="bold" officeooo:rsid="000d1908" officeooo:paragraph-rsid="000d1908" style:font-weight-asian="bold" style:font-weight-complex="bold"/>
    </style:style>
    <style:style style:name="P37" style:family="paragraph" style:parent-style-name="Table_20_Contents">
      <style:paragraph-properties fo:text-align="justify" style:justify-single-word="false"/>
      <style:text-properties style:font-name="Linux Libertine2" fo:font-weight="bold" officeooo:paragraph-rsid="001f3811" style:font-weight-asian="bold" style:font-weight-complex="bold"/>
    </style:style>
    <style:style style:name="P38" style:family="paragraph" style:parent-style-name="Table_20_Contents">
      <style:paragraph-properties fo:text-align="justify" style:justify-single-word="false"/>
      <style:text-properties style:font-name="Linux Libertine2" officeooo:rsid="0008e448" officeooo:paragraph-rsid="0008e448"/>
    </style:style>
    <style:style style:name="P39" style:family="paragraph" style:parent-style-name="Table_20_Contents">
      <style:paragraph-properties fo:text-align="justify" style:justify-single-word="false"/>
      <style:text-properties style:font-name="Linux Libertine2" officeooo:rsid="0008e448" officeooo:paragraph-rsid="001be825"/>
    </style:style>
    <style:style style:name="P40" style:family="paragraph" style:parent-style-name="Table_20_Contents">
      <style:paragraph-properties fo:text-align="justify" style:justify-single-word="false"/>
      <style:text-properties style:font-name="Linux Libertine2" officeooo:rsid="0009ceb7" officeooo:paragraph-rsid="0009ceb7"/>
    </style:style>
    <style:style style:name="P41" style:family="paragraph" style:parent-style-name="Table_20_Contents">
      <style:paragraph-properties fo:text-align="justify" style:justify-single-word="false"/>
      <style:text-properties style:font-name="Linux Libertine2" officeooo:paragraph-rsid="000d1908"/>
    </style:style>
    <style:style style:name="P42" style:family="paragraph" style:parent-style-name="Table_20_Contents">
      <style:paragraph-properties fo:text-align="justify" style:justify-single-word="false"/>
      <style:text-properties style:font-name="Linux Libertine2" officeooo:paragraph-rsid="001f3811"/>
    </style:style>
    <style:style style:name="P43" style:family="paragraph" style:parent-style-name="Table_20_Contents">
      <style:paragraph-properties fo:text-align="justify" style:justify-single-word="false"/>
      <style:text-properties style:font-name="Linux Libertine2" fo:font-weight="normal" officeooo:paragraph-rsid="000d1908" style:font-weight-asian="normal" style:font-weight-complex="normal"/>
    </style:style>
    <style:style style:name="P44" style:family="paragraph" style:parent-style-name="Table_20_Contents">
      <style:paragraph-properties fo:text-align="justify" style:justify-single-word="false"/>
      <style:text-properties style:font-name="Linux Libertine2" fo:font-weight="normal" officeooo:rsid="000d1908" officeooo:paragraph-rsid="000d1908" style:font-weight-asian="normal" style:font-weight-complex="normal"/>
    </style:style>
    <style:style style:name="P45" style:family="paragraph" style:parent-style-name="Table_20_Contents">
      <style:paragraph-properties fo:text-align="justify" style:justify-single-word="false"/>
      <style:text-properties style:font-name="Linux Libertine2" officeooo:rsid="001be825" officeooo:paragraph-rsid="001be825"/>
    </style:style>
    <style:style style:name="P46" style:family="paragraph" style:parent-style-name="Table_20_Contents">
      <style:paragraph-properties fo:text-align="justify" style:justify-single-word="false"/>
      <style:text-properties style:font-name="Courier New" fo:font-size="10pt" officeooo:rsid="0008e448" officeooo:paragraph-rsid="0008e448" style:font-size-asian="10pt" style:font-size-complex="10pt"/>
    </style:style>
    <style:style style:name="P47" style:family="paragraph" style:parent-style-name="Table_20_Contents">
      <style:paragraph-properties fo:text-align="justify" style:justify-single-word="false"/>
      <style:text-properties style:font-name="Courier New" fo:font-size="10pt" officeooo:rsid="0008e448" officeooo:paragraph-rsid="001be825" style:font-size-asian="10pt" style:font-size-complex="10pt"/>
    </style:style>
    <style:style style:name="P48" style:family="paragraph" style:parent-style-name="Table_20_Contents">
      <style:paragraph-properties fo:text-align="justify" style:justify-single-word="false"/>
      <style:text-properties style:font-name="Courier New" fo:font-size="10pt" officeooo:rsid="0009ceb7" officeooo:paragraph-rsid="0009ceb7" style:font-size-asian="10pt" style:font-size-complex="10pt"/>
    </style:style>
    <style:style style:name="P49" style:family="paragraph" style:parent-style-name="Table_20_Contents">
      <style:paragraph-properties fo:text-align="justify" style:justify-single-word="false"/>
      <style:text-properties style:font-name="Courier New" fo:font-size="10pt" officeooo:rsid="0009ceb7" officeooo:paragraph-rsid="001be825" style:font-size-asian="10pt" style:font-size-complex="10pt"/>
    </style:style>
    <style:style style:name="P50" style:family="paragraph" style:parent-style-name="Table_20_Contents">
      <style:paragraph-properties fo:text-align="justify" style:justify-single-word="false"/>
      <style:text-properties style:font-name="Courier New" fo:font-size="10pt" officeooo:rsid="001be825" officeooo:paragraph-rsid="001be825" style:font-size-asian="10pt" style:font-size-complex="10pt"/>
    </style:style>
    <style:style style:name="P51" style:family="paragraph" style:parent-style-name="Table_20_Contents">
      <style:paragraph-properties fo:text-align="justify" style:justify-single-word="false"/>
      <style:text-properties style:font-name="Courier New" fo:font-size="10pt" fo:font-weight="normal" officeooo:rsid="000d1908" officeooo:paragraph-rsid="000d1908" style:font-size-asian="10pt" style:font-weight-asian="normal" style:font-size-complex="10pt" style:font-weight-complex="normal"/>
    </style:style>
    <style:style style:name="P52" style:family="paragraph" style:parent-style-name="Standard">
      <style:paragraph-properties fo:break-before="page"/>
      <style:text-properties style:font-name="Linux Libertine2" officeooo:rsid="0001b608" officeooo:paragraph-rsid="0001b608"/>
    </style:style>
    <style:style style:name="P53" style:family="paragraph" style:parent-style-name="Contents_20_2">
      <style:paragraph-properties>
        <style:tab-stops>
          <style:tab-stop style:position="6.4965in" style:type="right" style:leader-style="dotted" style:leader-text="."/>
        </style:tab-stops>
      </style:paragraph-properties>
    </style:style>
    <style:style style:name="P54" style:family="paragraph" style:parent-style-name="Contents_20_1">
      <style:paragraph-properties>
        <style:tab-stops>
          <style:tab-stop style:position="6.6929in" style:type="right" style:leader-style="dotted" style:leader-text="."/>
        </style:tab-stops>
      </style:paragraph-properties>
    </style:style>
    <style:style style:name="P55" style:family="paragraph" style:parent-style-name="Standard">
      <style:text-properties style:font-name="Linux Libertine2" fo:font-size="12pt" fo:font-weight="bold" officeooo:rsid="002c771a" officeooo:paragraph-rsid="0001b608" style:font-size-asian="12pt" style:font-weight-asian="bold" style:font-size-complex="12pt" style:font-weight-complex="bold"/>
    </style:style>
    <style:style style:name="P56" style:family="paragraph" style:parent-style-name="Standard">
      <style:text-properties style:font-name="Linux Libertine2" fo:font-size="12pt" fo:font-weight="bold" officeooo:rsid="002c771a" officeooo:paragraph-rsid="002c771a" style:font-size-asian="12pt" style:font-weight-asian="bold" style:font-size-complex="12pt" style:font-weight-complex="bold"/>
    </style:style>
    <style:style style:name="P57" style:family="paragraph" style:parent-style-name="Standard">
      <style:text-properties style:font-name="Linux Libertine2" fo:font-size="14pt" fo:font-weight="bold" officeooo:rsid="002c771a" officeooo:paragraph-rsid="002c771a" style:font-size-asian="14pt" style:font-weight-asian="bold" style:font-size-complex="14pt" style:font-weight-complex="bold"/>
    </style:style>
    <style:style style:name="P58" style:family="paragraph" style:parent-style-name="Standard" style:list-style-name="L1">
      <style:text-properties style:font-name="Linux Libertine2" officeooo:paragraph-rsid="0001b608"/>
    </style:style>
    <style:style style:name="P59" style:family="paragraph" style:parent-style-name="Standard" style:list-style-name="L2">
      <style:text-properties style:font-name="Linux Libertine2" officeooo:paragraph-rsid="0001b608"/>
    </style:style>
    <style:style style:name="P60" style:family="paragraph" style:parent-style-name="Standard" style:list-style-name="L3">
      <style:text-properties style:font-name="Linux Libertine2" officeooo:paragraph-rsid="0001b608"/>
    </style:style>
    <style:style style:name="P61" style:family="paragraph" style:parent-style-name="Standard" style:list-style-name="L4">
      <style:text-properties style:font-name="Linux Libertine2" officeooo:paragraph-rsid="0001b608"/>
    </style:style>
    <style:style style:name="P62" style:family="paragraph" style:parent-style-name="Standard" style:list-style-name="L4">
      <style:text-properties style:font-name="Linux Libertine2" officeooo:paragraph-rsid="002dad30"/>
    </style:style>
    <style:style style:name="P63" style:family="paragraph" style:parent-style-name="Standard" style:list-style-name="L5">
      <style:text-properties style:font-name="Linux Libertine2" officeooo:rsid="0001b608" officeooo:paragraph-rsid="0001b608"/>
    </style:style>
    <style:style style:name="P64" style:family="paragraph" style:parent-style-name="Standard" style:list-style-name="L6">
      <style:text-properties style:font-name="Linux Libertine2" officeooo:rsid="0001b608" officeooo:paragraph-rsid="0001b608"/>
    </style:style>
    <style:style style:name="P65" style:family="paragraph" style:parent-style-name="Standard" style:list-style-name="L7">
      <style:text-properties style:font-name="Linux Libertine2" officeooo:rsid="0001b608" officeooo:paragraph-rsid="0001b608"/>
    </style:style>
    <style:style style:name="P66" style:family="paragraph" style:parent-style-name="Standard" style:list-style-name="L8">
      <style:text-properties style:font-name="Linux Libertine2" officeooo:rsid="0001b608" officeooo:paragraph-rsid="0001b608"/>
    </style:style>
    <style:style style:name="P67" style:family="paragraph" style:parent-style-name="Standard" style:list-style-name="L9">
      <style:text-properties style:font-name="Linux Libertine2" officeooo:rsid="0001b608" officeooo:paragraph-rsid="0001b608"/>
    </style:style>
    <style:style style:name="P68" style:family="paragraph" style:parent-style-name="Standard" style:list-style-name="L10">
      <style:text-properties style:font-name="Linux Libertine2" officeooo:rsid="0001b608" officeooo:paragraph-rsid="0001b608"/>
    </style:style>
    <style:style style:name="P69" style:family="paragraph" style:parent-style-name="Standard" style:list-style-name="L11">
      <style:paragraph-properties fo:text-align="justify" style:justify-single-word="false"/>
      <style:text-properties style:font-name="Linux Libertine2" fo:font-weight="bold" officeooo:rsid="00039f9d" officeooo:paragraph-rsid="00039f9d" style:font-weight-asian="bold" style:font-weight-complex="bold"/>
    </style:style>
    <style:style style:name="P70" style:family="paragraph" style:parent-style-name="Standard" style:list-style-name="L19">
      <style:paragraph-properties fo:text-align="justify" style:justify-single-word="false"/>
      <style:text-properties style:font-name="Linux Libertine2" fo:font-weight="bold" officeooo:rsid="001be825" officeooo:paragraph-rsid="001be825" style:font-weight-asian="bold" style:font-weight-complex="bold"/>
    </style:style>
    <style:style style:name="P71" style:family="paragraph" style:parent-style-name="Standard">
      <style:paragraph-properties fo:text-align="justify" style:justify-single-word="false"/>
      <style:text-properties style:font-name="Linux Libertine2" fo:font-weight="bold" officeooo:rsid="001edca8" officeooo:paragraph-rsid="001edca8" style:font-weight-asian="bold" style:font-weight-complex="bold"/>
    </style:style>
    <style:style style:name="P72" style:family="paragraph" style:parent-style-name="Standard">
      <style:paragraph-properties fo:text-align="justify" style:justify-single-word="false"/>
      <style:text-properties style:font-name="Linux Libertine2" fo:font-weight="bold" officeooo:rsid="00239ea1" officeooo:paragraph-rsid="00239ea1" style:font-weight-asian="bold" style:font-weight-complex="bold"/>
    </style:style>
    <style:style style:name="P73" style:family="paragraph" style:parent-style-name="Standard" style:list-style-name="L23">
      <style:paragraph-properties fo:text-align="justify" style:justify-single-word="false"/>
      <style:text-properties style:font-name="Linux Libertine2" fo:font-weight="bold" officeooo:rsid="001d8974" officeooo:paragraph-rsid="00239ea1" style:font-weight-asian="bold" style:font-weight-complex="bold"/>
    </style:style>
    <style:style style:name="P74" style:family="paragraph" style:parent-style-name="Standard" style:list-style-name="L11">
      <style:paragraph-properties fo:text-align="justify" style:justify-single-word="false"/>
      <style:text-properties style:font-name="Linux Libertine2" fo:font-weight="normal" officeooo:rsid="00039f9d" officeooo:paragraph-rsid="00039f9d" style:font-weight-asian="normal" style:font-weight-complex="normal"/>
    </style:style>
    <style:style style:name="P75" style:family="paragraph" style:parent-style-name="Standard" style:list-style-name="L12">
      <style:paragraph-properties fo:text-align="justify" style:justify-single-word="false"/>
      <style:text-properties style:font-name="Linux Libertine2" fo:font-weight="normal" officeooo:rsid="0001da19" officeooo:paragraph-rsid="00056732" style:font-weight-asian="normal" style:font-weight-complex="normal"/>
    </style:style>
    <style:style style:name="P76" style:family="paragraph" style:parent-style-name="Standard" style:list-style-name="L13">
      <style:paragraph-properties fo:text-align="justify" style:justify-single-word="false"/>
      <style:text-properties style:font-name="Linux Libertine2" fo:font-weight="normal" officeooo:rsid="0001da19" officeooo:paragraph-rsid="00056732" style:font-weight-asian="normal" style:font-weight-complex="normal"/>
    </style:style>
    <style:style style:name="P77" style:family="paragraph" style:parent-style-name="Standard" style:list-style-name="L14">
      <style:paragraph-properties fo:text-align="justify" style:justify-single-word="false"/>
      <style:text-properties style:font-name="Linux Libertine2" fo:font-weight="normal" officeooo:rsid="0001da19" officeooo:paragraph-rsid="00056732" style:font-weight-asian="normal" style:font-weight-complex="normal"/>
    </style:style>
    <style:style style:name="P78" style:family="paragraph" style:parent-style-name="Standard">
      <style:paragraph-properties fo:text-align="justify" style:justify-single-word="false"/>
      <style:text-properties style:font-name="Linux Libertine2" fo:font-weight="normal" officeooo:rsid="0001da19" officeooo:paragraph-rsid="00056732" style:font-weight-asian="normal" style:font-weight-complex="normal"/>
    </style:style>
    <style:style style:name="P79" style:family="paragraph" style:parent-style-name="Standard" style:list-style-name="L15">
      <style:paragraph-properties fo:text-align="justify" style:justify-single-word="false"/>
      <style:text-properties style:font-name="Linux Libertine2" fo:font-weight="normal" officeooo:rsid="000d1908" officeooo:paragraph-rsid="001029fc" style:font-weight-asian="normal" style:font-weight-complex="normal"/>
    </style:style>
    <style:style style:name="P80" style:family="paragraph" style:parent-style-name="Standard" style:list-style-name="L16">
      <style:paragraph-properties fo:text-align="justify" style:justify-single-word="false"/>
      <style:text-properties style:font-name="Linux Libertine2" fo:font-weight="normal" officeooo:rsid="001029fc" officeooo:paragraph-rsid="001029fc" style:font-weight-asian="normal" style:font-weight-complex="normal"/>
    </style:style>
    <style:style style:name="P81" style:family="paragraph" style:parent-style-name="Standard">
      <style:paragraph-properties fo:text-align="justify" style:justify-single-word="false"/>
      <style:text-properties style:font-name="Linux Libertine2" fo:font-weight="normal" officeooo:rsid="001029fc" officeooo:paragraph-rsid="0014e40e" style:font-weight-asian="normal" style:font-weight-complex="normal"/>
    </style:style>
    <style:style style:name="P82" style:family="paragraph" style:parent-style-name="Standard" style:list-style-name="L17">
      <style:paragraph-properties fo:text-align="justify" style:justify-single-word="false"/>
      <style:text-properties style:font-name="Linux Libertine2" fo:font-weight="normal" officeooo:rsid="001873b8" officeooo:paragraph-rsid="001873b8" style:font-weight-asian="normal" style:font-weight-complex="normal"/>
    </style:style>
    <style:style style:name="P83" style:family="paragraph" style:parent-style-name="Standard" style:list-style-name="L18">
      <style:paragraph-properties fo:text-align="justify" style:justify-single-word="false"/>
      <style:text-properties style:font-name="Linux Libertine2" fo:font-weight="normal" officeooo:rsid="001be825" officeooo:paragraph-rsid="001be825" style:font-weight-asian="normal" style:font-weight-complex="normal"/>
    </style:style>
    <style:style style:name="P84" style:family="paragraph" style:parent-style-name="Standard" style:list-style-name="L20">
      <style:paragraph-properties fo:text-align="justify" style:justify-single-word="false"/>
      <style:text-properties style:font-name="Linux Libertine2" fo:font-weight="normal" officeooo:rsid="00267b01" officeooo:paragraph-rsid="001be825" style:font-weight-asian="normal" style:font-weight-complex="normal"/>
    </style:style>
    <style:style style:name="P85" style:family="paragraph" style:parent-style-name="Standard">
      <style:paragraph-properties fo:text-align="justify" style:justify-single-word="false"/>
      <style:text-properties style:font-name="Linux Libertine2" fo:font-weight="normal" officeooo:rsid="00267b01" officeooo:paragraph-rsid="00267b01" style:font-weight-asian="normal" style:font-weight-complex="normal"/>
    </style:style>
    <style:style style:name="P86" style:family="paragraph" style:parent-style-name="Standard">
      <style:paragraph-properties fo:text-align="justify" style:justify-single-word="false"/>
      <style:text-properties style:font-name="Linux Libertine2" fo:font-weight="normal" officeooo:rsid="001edca8" officeooo:paragraph-rsid="001edca8" style:font-weight-asian="normal" style:font-weight-complex="normal"/>
    </style:style>
    <style:style style:name="P87" style:family="paragraph" style:parent-style-name="Standard">
      <style:paragraph-properties fo:text-align="justify" style:justify-single-word="false"/>
      <style:text-properties style:font-name="Linux Libertine2" fo:font-weight="normal" officeooo:rsid="001f3811" officeooo:paragraph-rsid="001f3811" style:font-weight-asian="normal" style:font-weight-complex="normal"/>
    </style:style>
    <style:style style:name="P88" style:family="paragraph" style:parent-style-name="Standard" style:list-style-name="L21">
      <style:paragraph-properties fo:text-align="justify" style:justify-single-word="false"/>
      <style:text-properties style:font-name="Linux Libertine2" fo:font-weight="normal" officeooo:rsid="001f3811" officeooo:paragraph-rsid="001f3811" style:font-weight-asian="normal" style:font-weight-complex="normal"/>
    </style:style>
    <style:style style:name="P89" style:family="paragraph" style:parent-style-name="Standard" style:list-style-name="L22">
      <style:paragraph-properties fo:text-align="justify" style:justify-single-word="false"/>
      <style:text-properties style:font-name="Linux Libertine2" fo:font-weight="normal" officeooo:rsid="001d8974" officeooo:paragraph-rsid="00222431" style:font-weight-asian="normal" style:font-weight-complex="normal"/>
    </style:style>
    <style:style style:name="P90" style:family="paragraph" style:parent-style-name="Standard" style:list-style-name="L24">
      <style:paragraph-properties fo:text-align="justify" style:justify-single-word="false"/>
      <style:text-properties style:font-name="Linux Libertine2" fo:font-weight="normal" officeooo:rsid="001d8974" officeooo:paragraph-rsid="00267b01" style:font-weight-asian="normal" style:font-weight-complex="normal"/>
    </style:style>
    <style:style style:name="P91" style:family="paragraph" style:parent-style-name="Standard" style:list-style-name="L22">
      <style:paragraph-properties fo:text-align="justify" style:justify-single-word="false"/>
      <style:text-properties style:font-name="Linux Libertine2" fo:font-weight="normal" officeooo:rsid="00222431" officeooo:paragraph-rsid="00222431" style:font-weight-asian="normal" style:font-weight-complex="normal"/>
    </style:style>
    <style:style style:name="P92" style:family="paragraph" style:parent-style-name="Standard">
      <style:paragraph-properties fo:text-align="justify" style:justify-single-word="false"/>
      <style:text-properties style:font-name="Linux Libertine2" fo:font-weight="normal" officeooo:rsid="00239ea1" officeooo:paragraph-rsid="00239ea1" style:font-weight-asian="normal" style:font-weight-complex="normal"/>
    </style:style>
    <style:style style:name="P93" style:family="paragraph" style:parent-style-name="Standard">
      <style:paragraph-properties fo:text-align="justify" style:justify-single-word="false"/>
      <style:text-properties style:font-name="Linux Libertine2" fo:font-weight="normal" officeooo:rsid="002c433f" officeooo:paragraph-rsid="0016b612" style:font-weight-asian="normal" style:font-weight-complex="normal"/>
    </style:style>
    <style:style style:name="P94" style:family="paragraph" style:parent-style-name="Standard">
      <style:paragraph-properties fo:text-align="justify" style:justify-single-word="false"/>
      <style:text-properties style:font-name="Linux Libertine2" fo:font-style="italic" fo:font-weight="bold" officeooo:rsid="0027b56e" officeooo:paragraph-rsid="001d8974" style:font-style-asian="italic" style:font-weight-asian="bold" style:font-style-complex="italic" style:font-weight-complex="bold"/>
    </style:style>
    <style:style style:name="P95" style:family="paragraph" style:parent-style-name="Standard">
      <style:paragraph-properties fo:text-align="justify" style:justify-single-word="false"/>
      <style:text-properties style:font-name="Linux Libertine2" fo:font-style="italic" fo:font-weight="normal" officeooo:rsid="0001da19" officeooo:paragraph-rsid="002f3b08" style:font-style-asian="italic" style:font-weight-asian="normal" style:font-style-complex="italic" style:font-weight-complex="normal"/>
    </style:style>
    <style:style style:name="P96" style:family="paragraph" style:parent-style-name="Table_20_Contents">
      <style:paragraph-properties fo:text-align="justify" style:justify-single-word="false"/>
      <style:text-properties style:font-name="Linux Libertine2" fo:font-weight="bold" officeooo:rsid="001f3811" officeooo:paragraph-rsid="001f3811" style:font-weight-asian="bold" style:font-weight-complex="bold"/>
    </style:style>
    <style:style style:name="P97" style:family="paragraph" style:parent-style-name="Table_20_Contents">
      <style:paragraph-properties fo:text-align="justify" style:justify-single-word="false"/>
      <style:text-properties style:font-name="Linux Libertine2" fo:font-weight="bold" officeooo:rsid="002b7125" officeooo:paragraph-rsid="002b7125" style:font-weight-asian="bold" style:font-weight-complex="bold"/>
    </style:style>
    <style:style style:name="P98" style:family="paragraph" style:parent-style-name="Table_20_Contents">
      <style:paragraph-properties fo:text-align="justify" style:justify-single-word="false"/>
      <style:text-properties style:font-name="Linux Libertine2" fo:font-weight="normal" officeooo:rsid="002b7125" officeooo:paragraph-rsid="002b7125" style:font-weight-asian="normal" style:font-weight-complex="normal"/>
    </style:style>
    <style:style style:name="P99" style:family="paragraph" style:parent-style-name="Table_20_Contents">
      <style:paragraph-properties fo:text-align="justify" style:justify-single-word="false"/>
      <style:text-properties style:font-name="Linux Libertine2" fo:font-weight="normal" officeooo:rsid="001f3811" officeooo:paragraph-rsid="001f3811" style:font-weight-asian="normal" style:font-weight-complex="normal"/>
    </style:style>
    <style:style style:name="P100" style:family="paragraph" style:parent-style-name="Table_20_Contents">
      <style:paragraph-properties fo:text-align="justify" style:justify-single-word="false"/>
      <style:text-properties style:font-name="Linux Libertine2" fo:font-weight="normal" officeooo:rsid="00209c8a" officeooo:paragraph-rsid="00209c8a" style:font-weight-asian="normal" style:font-weight-complex="normal"/>
    </style:style>
    <style:style style:name="P101" style:family="paragraph" style:parent-style-name="Heading_20_1">
      <style:text-properties officeooo:rsid="001edca8"/>
    </style:style>
    <style:style style:name="P102" style:family="paragraph" style:parent-style-name="Heading_20_1">
      <style:text-properties officeooo:rsid="00267b01"/>
    </style:style>
    <style:style style:name="P103" style:family="paragraph" style:parent-style-name="Heading_20_2">
      <style:text-properties officeooo:rsid="000d1908"/>
    </style:style>
    <style:style style:name="P104" style:family="paragraph" style:parent-style-name="Heading_20_2">
      <style:text-properties fo:font-weight="bold" style:font-weight-asian="bold" style:font-weight-complex="bold"/>
    </style:style>
    <style:style style:name="P105" style:family="paragraph" style:parent-style-name="Heading_20_2">
      <style:text-properties officeooo:rsid="001edca8"/>
    </style:style>
    <style:style style:name="P106" style:family="paragraph" style:parent-style-name="Heading_20_2">
      <style:text-properties officeooo:rsid="001f3811"/>
    </style:style>
    <style:style style:name="T1" style:family="text">
      <style:text-properties officeooo:rsid="0001b608"/>
    </style:style>
    <style:style style:name="T2" style:family="text">
      <style:text-properties style:font-name="Courier New" officeooo:rsid="0001b608"/>
    </style:style>
    <style:style style:name="T3" style:family="text">
      <style:text-properties style:font-name="Courier New" officeooo:rsid="00056732"/>
    </style:style>
    <style:style style:name="T4" style:family="text">
      <style:text-properties style:font-name="Courier New" officeooo:rsid="000d1908"/>
    </style:style>
    <style:style style:name="T5" style:family="text">
      <style:text-properties style:font-name="Courier New" officeooo:rsid="001eadbb"/>
    </style:style>
    <style:style style:name="T6" style:family="text">
      <style:text-properties style:font-name="Courier New" officeooo:rsid="00267b01"/>
    </style:style>
    <style:style style:name="T7" style:family="text">
      <style:text-properties officeooo:rsid="000223c6"/>
    </style:style>
    <style:style style:name="T8" style:family="text">
      <style:text-properties fo:font-weight="bold" style:font-weight-asian="bold" style:font-weight-complex="bold"/>
    </style:style>
    <style:style style:name="T9" style:family="text">
      <style:text-properties fo:font-weight="bold" officeooo:rsid="000223c6" style:font-weight-asian="bold" style:font-weight-complex="bold"/>
    </style:style>
    <style:style style:name="T10" style:family="text">
      <style:text-properties fo:font-weight="bold" officeooo:rsid="000d1908" style:font-weight-asian="bold" style:font-weight-complex="bold"/>
    </style:style>
    <style:style style:name="T11" style:family="text">
      <style:text-properties fo:font-weight="bold" officeooo:rsid="001873b8" style:font-weight-asian="bold" style:font-weight-complex="bold"/>
    </style:style>
    <style:style style:name="T12" style:family="text">
      <style:text-properties fo:font-weight="bold" officeooo:rsid="001be825" style:font-weight-asian="bold" style:font-weight-complex="bold"/>
    </style:style>
    <style:style style:name="T13" style:family="text">
      <style:text-properties fo:font-weight="bold" officeooo:rsid="001e6c10" style:font-weight-asian="bold" style:font-weight-complex="bold"/>
    </style:style>
    <style:style style:name="T14" style:family="text">
      <style:text-properties fo:font-weight="bold" officeooo:rsid="001f3811" style:font-weight-asian="bold" style:font-weight-complex="bold"/>
    </style:style>
    <style:style style:name="T15" style:family="text">
      <style:text-properties fo:font-weight="bold" officeooo:rsid="00222431" style:font-weight-asian="bold" style:font-weight-complex="bold"/>
    </style:style>
    <style:style style:name="T16" style:family="text">
      <style:text-properties fo:font-weight="bold" officeooo:rsid="002c433f" style:font-weight-asian="bold" style:font-weight-complex="bold"/>
    </style:style>
    <style:style style:name="T17" style:family="text">
      <style:text-properties officeooo:rsid="00039f9d"/>
    </style:style>
    <style:style style:name="T18" style:family="text">
      <style:text-properties officeooo:rsid="00056732"/>
    </style:style>
    <style:style style:name="T19" style:family="text">
      <style:text-properties officeooo:rsid="000b26f5"/>
    </style:style>
    <style:style style:name="T20" style:family="text">
      <style:text-properties officeooo:rsid="000bade1"/>
    </style:style>
    <style:style style:name="T21" style:family="text">
      <style:text-properties officeooo:rsid="000d1908"/>
    </style:style>
    <style:style style:name="T22" style:family="text">
      <style:text-properties fo:font-weight="normal" officeooo:rsid="001029fc" style:font-weight-asian="normal" style:font-weight-complex="normal"/>
    </style:style>
    <style:style style:name="T23" style:family="text">
      <style:text-properties fo:font-weight="normal" officeooo:rsid="0013482c" style:font-weight-asian="normal" style:font-weight-complex="normal"/>
    </style:style>
    <style:style style:name="T24" style:family="text">
      <style:text-properties fo:font-weight="normal" officeooo:rsid="001be825" style:font-weight-asian="normal" style:font-weight-complex="normal"/>
    </style:style>
    <style:style style:name="T25" style:family="text">
      <style:text-properties fo:font-weight="normal" officeooo:rsid="00239ea1" style:font-weight-asian="normal" style:font-weight-complex="normal"/>
    </style:style>
    <style:style style:name="T26" style:family="text">
      <style:text-properties fo:font-weight="normal" officeooo:rsid="00267b01" style:font-weight-asian="normal" style:font-weight-complex="normal"/>
    </style:style>
    <style:style style:name="T27" style:family="text">
      <style:text-properties fo:font-weight="normal" officeooo:rsid="002b7125" style:font-weight-asian="normal" style:font-weight-complex="normal"/>
    </style:style>
    <style:style style:name="T28" style:family="text">
      <style:text-properties officeooo:rsid="000fb495"/>
    </style:style>
    <style:style style:name="T29" style:family="text">
      <style:text-properties officeooo:rsid="001029fc"/>
    </style:style>
    <style:style style:name="T30" style:family="text">
      <style:text-properties officeooo:rsid="0010981a"/>
    </style:style>
    <style:style style:name="T31" style:family="text">
      <style:text-properties officeooo:rsid="001225f3"/>
    </style:style>
    <style:style style:name="T32" style:family="text">
      <style:text-properties officeooo:rsid="0014e40e"/>
    </style:style>
    <style:style style:name="T33" style:family="text">
      <style:text-properties officeooo:rsid="0016b612"/>
    </style:style>
    <style:style style:name="T34" style:family="text">
      <style:text-properties officeooo:rsid="001873b8"/>
    </style:style>
    <style:style style:name="T35" style:family="text">
      <style:text-properties officeooo:rsid="001a934f"/>
    </style:style>
    <style:style style:name="T36" style:family="text">
      <style:text-properties officeooo:rsid="001be825"/>
    </style:style>
    <style:style style:name="T37" style:family="text">
      <style:text-properties officeooo:rsid="001d32d2"/>
    </style:style>
    <style:style style:name="T38" style:family="text">
      <style:text-properties officeooo:rsid="001eadbb"/>
    </style:style>
    <style:style style:name="T39" style:family="text">
      <style:text-properties officeooo:rsid="001f3811"/>
    </style:style>
    <style:style style:name="T40" style:family="text">
      <style:text-properties officeooo:rsid="00222431"/>
    </style:style>
    <style:style style:name="T41" style:family="text">
      <style:text-properties officeooo:rsid="00239ea1"/>
    </style:style>
    <style:style style:name="T42" style:family="text">
      <style:text-properties style:text-position="super 58%" fo:font-weight="normal" officeooo:rsid="00239ea1" style:font-weight-asian="normal" style:font-weight-complex="normal"/>
    </style:style>
    <style:style style:name="T43" style:family="text">
      <style:text-properties officeooo:rsid="00267b01"/>
    </style:style>
    <style:style style:name="T44" style:family="text">
      <style:text-properties officeooo:rsid="0027bab4"/>
    </style:style>
    <style:style style:name="T45" style:family="text">
      <style:text-properties officeooo:rsid="0029eb45"/>
    </style:style>
    <style:style style:name="T46" style:family="text">
      <style:text-properties officeooo:rsid="002a0067"/>
    </style:style>
    <style:style style:name="T47" style:family="text">
      <style:text-properties officeooo:rsid="002a90b3"/>
    </style:style>
    <style:style style:name="T48" style:family="text">
      <style:text-properties officeooo:rsid="002afa77"/>
    </style:style>
    <style:style style:name="T49" style:family="text">
      <style:text-properties officeooo:rsid="002b7125"/>
    </style:style>
    <style:style style:name="T50" style:family="text">
      <style:text-properties officeooo:rsid="002c433f"/>
    </style:style>
    <style:style style:name="T51" style:family="text">
      <style:text-properties officeooo:rsid="002c771a"/>
    </style:style>
    <style:style style:name="T52" style:family="text">
      <style:text-properties officeooo:rsid="002dad30"/>
    </style:style>
    <style:style style:name="T53" style:family="text">
      <style:text-properties officeooo:rsid="002f3b08"/>
    </style:style>
    <style:style style:name="T54" style:family="text">
      <style:text-properties officeooo:rsid="00311892"/>
    </style:style>
    <style:style style:name="T55" style:family="text">
      <style:text-properties officeooo:rsid="0032d290"/>
    </style:style>
    <style:style style:name="T56" style:family="text">
      <style:text-properties style:font-name="Courier New" officeooo:rsid="0032d290"/>
    </style:style>
    <style:style style:name="T57" style:family="text">
      <style:text-properties officeooo:rsid="00331885"/>
    </style:style>
    <style:style style:name="T58" style:family="text">
      <style:text-properties officeooo:rsid="0033b2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 Fabric Interface (WRF) <text:span text:style-name="T30">informal </text:span>specification</text:p>
      <text:p text:style-name="P1">version 0.2</text:p>
      <text:p text:style-name="P55"/>
      <text:p text:style-name="P31"><text:span text:style-name="T51">Tomasz W</text:span><text:span text:style-name="T19">ł</text:span><text:span text:style-name="T51">ostowski/CERN BE-Co-HT </text:span></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text:s/>1.Introduction<text:tab/>1</text:p>
          <text:p text:style-name="P54"><text:s/>2.WRF link structure<text:tab/>2</text:p>
          <text:p text:style-name="P54"><text:s/>3.WRF mandatory signals<text:tab/>2</text:p>
          <text:p text:style-name="P53"><text:s/>3.1.DATA<text:tab/>3</text:p>
          <text:p text:style-name="P53"><text:s/>3.2.CTRL<text:tab/>3</text:p>
          <text:p text:style-name="P53"><text:s/>3.3.BYTESEL<text:tab/>3</text:p>
          <text:p text:style-name="P53"><text:s/>3.4.DREQ / VALID<text:tab/>4</text:p>
          <text:p text:style-name="P53"><text:s/>3.5.SOF_P1 and EOF_P1 lines<text:tab/>4</text:p>
          <text:p text:style-name="P53"><text:s/>3.6.RERROR_P1<text:tab/>4</text:p>
          <text:p text:style-name="P54"><text:s/>4.WRF optional signals<text:tab/>4</text:p>
          <text:p text:style-name="P53"><text:s/>4.1. TERROR_P1<text:tab/>5</text:p>
          <text:p text:style-name="P53"><text:s/>4.2.IDLE<text:tab/>5</text:p>
          <text:p text:style-name="P53"><text:s/>4.3.TABORT_P1<text:tab/>5</text:p>
          <text:p text:style-name="P53"><text:s/>4.4.RABORT_P1<text:tab/>5</text:p>
          <text:p text:style-name="P54"><text:s/>5.OOB formats<text:tab/>5</text:p>
          <text:p text:style-name="P53"><text:s/>5.1.TX OOB format<text:tab/>5</text:p>
          <text:p text:style-name="P53"><text:s/>5.2.RX OOB format<text:tab/>6</text:p>
          <text:p text:style-name="P54"><text:s/>6.Example frame transfer<text:tab/>6</text:p>
          <text:p text:style-name="P54"><text:s/>7.WRF SystemVerilog model<text:tab/>7</text:p>
        </text:index-body>
      </text:table-of-content>
      <text:p text:style-name="P57"/>
      <text:p text:style-name="P1"/>
      <text:p text:style-name="P2"/>
      <text:p text:style-name="P2"/>
      <text:p text:style-name="P2"/>
      <text:p text:style-name="P52"/>
      <text:h text:style-name="Heading_20_1" text:outline-level="1">Introduction</text:h>
      <text:p text:style-name="P4"/>
      <text:p text:style-name="P3"><text:tab/>White Rabbit Fabric Interface (further referenced as WRF) is a system-on-chip interconnect for transporting Ethernet frames between various Ethernet- and WR-<text:span text:style-name="T47">e</text:span>nabled FPGA peripherals. WRF provides a simple point-to-point 16-bit links with data format designed for easy parsing and modifying Ethernet frames without having to worry about IEEE802.xx compliance. </text:p>
      <text:p text:style-name="P3"/>
      <text:p text:style-name="P2">The major modules using WR<text:span text:style-name="T45">F</text:span> are: </text:p>
      <text:p text:style-name="P2"/>
      <text:list xml:id="list1188426288" text:style-name="L1">
        <text:list-item>
          <text:p text:style-name="P58"><text:span text:style-name="T1">WhiteRabbit Endpoint (</text:span><text:span text:style-name="T2">wrsw_endpoint</text:span><text:span text:style-name="T1">) </text:span></text:p>
        </text:list-item>
      </text:list>
      <text:list xml:id="list456940216" text:style-name="L2">
        <text:list-item>
          <text:p text:style-name="P59"><text:span text:style-name="T52">WhiteRabbit Network Interface Controller (</text:span><text:span text:style-name="T1">NIC</text:span><text:span text:style-name="T52">)</text:span><text:span text:style-name="T1"> (</text:span><text:span text:style-name="T2">wrsw_nic</text:span><text:span text:style-name="T1">) </text:span></text:p>
        </text:list-item>
      </text:list>
      <text:list xml:id="list780925695" text:style-name="L3">
        <text:list-item>
          <text:p text:style-name="P60"><text:span text:style-name="T52">WhiteRabbit PTP core mini-</text:span><text:span text:style-name="T1">NIC (</text:span><text:span text:style-name="T2">wrsw_minic</text:span><text:span text:style-name="T1">) </text:span></text:p>
        </text:list-item>
      </text:list>
      <text:list xml:id="list1984552052" text:style-name="L4">
        <text:list-item>
          <text:p text:style-name="P61"><text:span text:style-name="T1">WhiteRabbit packet switching core (</text:span><text:span text:style-name="T2">wrsw_swcore</text:span><text:span text:style-name="T1">)</text:span></text:p>
        </text:list-item>
        <text:list-item>
          <text:p text:style-name="P62"><text:span text:style-name="T52">EtherBone core</text:span></text:p>
        </text:list-item>
      </text:list>
      <text:p text:style-name="P2"/>
      <text:p text:style-name="P2">WRF provides following frame transport features:</text:p>
      <text:list xml:id="list620450710" text:style-name="L5">
        <text:list-item>
          <text:p text:style-name="P63">16-bit data width (which corresponds to relatively slow 62.5 MHz clock rate at 1 Gbps) </text:p>
        </text:list-item>
      </text:list>
      <text:list xml:id="list864933685" text:style-name="L6">
        <text:list-item>
          <text:p text:style-name="P64">Frame field tagging using 4-bit control bus </text:p>
        </text:list-item>
      </text:list>
      <text:list xml:id="list359249987" text:style-name="L7">
        <text:list-item>
          <text:p text:style-name="P65">Half-word (16-bit)/byte-aligned transfers </text:p>
        </text:list-item>
      </text:list>
      <text:list xml:id="list1567247110" text:style-name="L8">
        <text:list-item>
          <text:p text:style-name="P66">FIFO flow control (DREQ-DRDY style) </text:p>
        </text:list-item>
      </text:list>
      <text:list xml:id="list1711874711" text:style-name="L9">
        <text:list-item>
          <text:p text:style-name="P67">Error indication and forced transfer abort </text:p>
        </text:list-item>
      </text:list>
      <text:list xml:id="list820975191" text:style-name="L10">
        <text:list-item>
          <text:p text:style-name="P68">Passing out-of-band information (timestamps, frame IDs, QoS data) </text:p>
        </text:list-item>
      </text:list>
      <text:p text:style-name="P2"/>
      <text:h text:style-name="Heading_20_1" text:outline-level="1">WRF link structure</text:h>
      <text:p text:style-name="P5"/>
      <text:p text:style-name="P18"><text:tab/>Single <text:span text:style-name="T48">WRF</text:span> interface is an unidirectional, point-to-point link, so for a typical (duplex) Ethernet link one needs to create two WRF interfaces (one for outgoing and one for incoming <text:s/>packets). <text:span text:style-name="T48"><text:s/></text:span>Each WRF link connects a single packet source to a single packet sink:</text:p>
      <text:p text:style-name="P14">- WRF <text:span text:style-name="T8">packet source </text:span><text:span text:style-name="T48">is a port which </text:span>outputs packets <text:span text:style-name="T46">(for example, WR endpoint is a source of packets which are received from the fiber)</text:span></text:p>
      <text:p text:style-name="P18">- WRF <text:span text:style-name="T8">packet sink </text:span><text:span text:style-name="T48">is a port which </text:span>receives packets<text:span text:style-name="T46"> (for example, WR endpoint is a sink for packets to be transmitted to the fiber)</text:span></text:p>
      <text:p text:style-name="P14"><text:tab/>WRF <text:span text:style-name="T20">ports </text:span>on source and sink differ slightly, hence the source- or sink-specific signals will be described separately. A sample WRF link, connecting WR Endpoint to WR miNIC is shown on Fig. 1.</text:p>
      <text:p text:style-name="P14"><draw:frame draw:style-name="fr1" draw:name="graphics1" text:anchor-type="paragraph" svg:x="1.0362in" svg:y="0.0445in" svg:width="4.4681in" svg:height="2.1457in" draw:z-index="0"><draw:image xlink:href="Pictures/2000071100004C570000224A730794F5.wmf"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pan text:style-name="T9">Fig.1.</text:span><text:span text:style-name="T7"> Sample WRF link connecting mini-NIC to WR endpoint.</text:span></text:p>
      <text:list xml:id="list122702063" text:style-name="L11">
        <text:list-header>
          <text:p text:style-name="P69"><text:soft-page-break/></text:p>
        </text:list-header>
      </text:list>
      <text:h text:style-name="Heading_20_1" text:outline-level="1"><text:span text:style-name="T17">WRF </text:span><text:span text:style-name="T33">mandatory </text:span><text:span text:style-name="T17">signal</text:span><text:span text:style-name="T18">s</text:span></text:h>
      <text:list xml:id="list415124611" text:continue-numbering="true" text:style-name="L11">
        <text:list-header>
          <text:p text:style-name="P74"/>
        </text:list-header>
      </text:list>
      <text:p text:style-name="P20">Commonly used naming conventions (WR endpoint, miNIC <text:span text:style-name="T48">and WRF SystemVerilog model</text:span>): </text:p>
      <text:list xml:id="list134273138" text:style-name="L12">
        <text:list-item>
          <text:p text:style-name="P75"><text:span text:style-name="T3">rx_</text:span><text:span text:style-name="T18"> </text:span><text:span text:style-name="T55">or </text:span><text:span text:style-name="T56">src_</text:span><text:span text:style-name="T55"> </text:span><text:span text:style-name="T18">prefix identifies ports of the packet source</text:span></text:p>
        </text:list-item>
      </text:list>
      <text:list xml:id="list1529039264" text:style-name="L13">
        <text:list-item>
          <text:p text:style-name="P76"><text:span text:style-name="T3">tx_</text:span><text:span text:style-name="T18"> </text:span><text:span text:style-name="T55">or </text:span><text:span text:style-name="T56">snk_</text:span><text:span text:style-name="T55"> </text:span><text:span text:style-name="T18">prefix identifies ports of the packet sink </text:span></text:p>
        </text:list-item>
      </text:list>
      <text:list xml:id="list493325230" text:style-name="L14">
        <text:list-item>
          <text:p text:style-name="P77"><text:span text:style-name="T3">_p</text:span><text:span text:style-name="T4">1</text:span><text:span text:style-name="T18"> suffix indicates a single clock cycle (active HI) pulse</text:span></text:p>
        </text:list-item>
      </text:list>
      <text:p text:style-name="P78"><text:span text:style-name="T18"/></text:p>
      <text:p text:style-name="P95"><text:span text:style-name="T53"><text:tab/>Th</text:span><text:span text:style-name="T57">e RX/TX</text:span><text:span text:style-name="T53"> naming convention was inherited from the HDL design of WR endpoint, which was the first HDL core to be using WRF. It doesn't look very natural, but it keeps the port names identical in all WRF modules. </text:span><text:span text:style-name="T57">Alternatively, you can use SRC/SNK convention. </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columns-spanned="6" office:value-type="string">
            <text:p text:style-name="P32"><text:span text:style-name="T8">Table 1.</text:span> Mandatory WRF signals</text:p>
          </table:table-cell>
          <table:covered-table-cell/>
          <table:covered-table-cell/>
          <table:covered-table-cell/>
          <table:covered-table-cell/>
          <table:covered-table-cell/>
        </table:table-row>
        <table:table-row>
          <table:table-cell table:style-name="Table1.A2" office:value-type="string">
            <text:p text:style-name="P34">Name</text:p>
          </table:table-cell>
          <table:table-cell table:style-name="Table1.A2" office:value-type="string">
            <text:p text:style-name="P34">Size</text:p>
          </table:table-cell>
          <table:table-cell table:style-name="Table1.A2" office:value-type="string">
            <text:p text:style-name="P34">Direction</text:p>
          </table:table-cell>
          <table:table-cell table:style-name="Table1.A2" office:value-type="string">
            <text:p text:style-name="P34">Source port</text:p>
          </table:table-cell>
          <table:table-cell table:style-name="Table1.A2" office:value-type="string">
            <text:p text:style-name="P34"><text:span text:style-name="T44">Sink</text:span> port</text:p>
          </table:table-cell>
          <table:table-cell table:style-name="Table1.F2" office:value-type="string">
            <text:p text:style-name="P34">Description</text:p>
          </table:table-cell>
        </table:table-row>
        <table:table-row>
          <table:table-cell table:style-name="Table1.A2" office:value-type="string">
            <text:p text:style-name="P46">data </text:p>
          </table:table-cell>
          <table:table-cell table:style-name="Table1.B3" office:value-type="float" office:value="16">
            <text:p text:style-name="P38">16</text:p>
          </table:table-cell>
          <table:table-cell table:style-name="Table1.A2" office:value-type="string">
            <text:p text:style-name="P38">source → sink</text:p>
          </table:table-cell>
          <table:table-cell table:style-name="Table1.A2" office:value-type="string">
            <text:p text:style-name="P48">rx_data_o</text:p>
          </table:table-cell>
          <table:table-cell table:style-name="Table1.A2" office:value-type="string">
            <text:p text:style-name="P48">tx_data_i</text:p>
          </table:table-cell>
          <table:table-cell table:style-name="Table1.F2" office:value-type="string">
            <text:p text:style-name="P40">Frame data bus</text:p>
          </table:table-cell>
        </table:table-row>
        <table:table-row>
          <table:table-cell table:style-name="Table1.A2" office:value-type="string">
            <text:p text:style-name="P46">ctrl </text:p>
          </table:table-cell>
          <table:table-cell table:style-name="Table1.B3" office:value-type="float" office:value="4">
            <text:p text:style-name="P38">4</text:p>
          </table:table-cell>
          <table:table-cell table:style-name="Table1.A2" office:value-type="string">
            <text:p text:style-name="P38">source → sink</text:p>
          </table:table-cell>
          <table:table-cell table:style-name="Table1.A2" office:value-type="string">
            <text:p text:style-name="P48">rx_ctrl_o</text:p>
          </table:table-cell>
          <table:table-cell table:style-name="Table1.A2" office:value-type="string">
            <text:p text:style-name="P48">tx_ctrl_i</text:p>
          </table:table-cell>
          <table:table-cell table:style-name="Table1.F2" office:value-type="string">
            <text:p text:style-name="P40">Control/tag bus</text:p>
          </table:table-cell>
        </table:table-row>
        <table:table-row>
          <table:table-cell table:style-name="Table1.A2" office:value-type="string">
            <text:p text:style-name="P46">bytesel </text:p>
          </table:table-cell>
          <table:table-cell table:style-name="Table1.B3" office:value-type="float" office:value="1">
            <text:p text:style-name="P38">1</text:p>
          </table:table-cell>
          <table:table-cell table:style-name="Table1.A2" office:value-type="string">
            <text:p text:style-name="P38">source → sink</text:p>
          </table:table-cell>
          <table:table-cell table:style-name="Table1.A2" office:value-type="string">
            <text:p text:style-name="P48">rx_bytesel_o</text:p>
          </table:table-cell>
          <table:table-cell table:style-name="Table1.A2" office:value-type="string">
            <text:p text:style-name="P48">tx_bytesel_i</text:p>
          </table:table-cell>
          <table:table-cell table:style-name="Table1.F2" office:value-type="string">
            <text:p text:style-name="P40">Byte/word select</text:p>
          </table:table-cell>
        </table:table-row>
        <table:table-row>
          <table:table-cell table:style-name="Table1.A2" office:value-type="string">
            <text:p text:style-name="P46">sof_p<text:span text:style-name="T21">1</text:span> </text:p>
          </table:table-cell>
          <table:table-cell table:style-name="Table1.B3" office:value-type="float" office:value="1">
            <text:p text:style-name="P38">1</text:p>
          </table:table-cell>
          <table:table-cell table:style-name="Table1.A2" office:value-type="string">
            <text:p text:style-name="P38">source → sink</text:p>
          </table:table-cell>
          <table:table-cell table:style-name="Table1.A2" office:value-type="string">
            <text:p text:style-name="P48">rx_sof_p<text:span text:style-name="T28">1</text:span>_o</text:p>
          </table:table-cell>
          <table:table-cell table:style-name="Table1.A2" office:value-type="string">
            <text:p text:style-name="P48">tx_sof_p<text:span text:style-name="T28">1</text:span>_i</text:p>
          </table:table-cell>
          <table:table-cell table:style-name="Table1.F2" office:value-type="string">
            <text:p text:style-name="P40">Start-of-frame indicator</text:p>
          </table:table-cell>
        </table:table-row>
        <table:table-row>
          <table:table-cell table:style-name="Table1.A2" office:value-type="string">
            <text:p text:style-name="P46">eof_p<text:span text:style-name="T21">1</text:span> </text:p>
          </table:table-cell>
          <table:table-cell table:style-name="Table1.B3" office:value-type="float" office:value="1">
            <text:p text:style-name="P38">1</text:p>
          </table:table-cell>
          <table:table-cell table:style-name="Table1.A2" office:value-type="string">
            <text:p text:style-name="P38">source → sink</text:p>
          </table:table-cell>
          <table:table-cell table:style-name="Table1.A2" office:value-type="string">
            <text:p text:style-name="P48">rx_eof_p<text:span text:style-name="T28">1</text:span>_o</text:p>
          </table:table-cell>
          <table:table-cell table:style-name="Table1.A2" office:value-type="string">
            <text:p text:style-name="P48">tx_eof_p<text:span text:style-name="T28">1</text:span>_i</text:p>
          </table:table-cell>
          <table:table-cell table:style-name="Table1.F2" office:value-type="string">
            <text:p text:style-name="P40">End-of-frame indicator</text:p>
          </table:table-cell>
        </table:table-row>
        <table:table-row>
          <table:table-cell table:style-name="Table1.A2" office:value-type="string">
            <text:p text:style-name="P46">dreq </text:p>
          </table:table-cell>
          <table:table-cell table:style-name="Table1.B3" office:value-type="float" office:value="1">
            <text:p text:style-name="P38">1</text:p>
          </table:table-cell>
          <table:table-cell table:style-name="Table1.A2" office:value-type="string">
            <text:p text:style-name="P38">sink → source</text:p>
          </table:table-cell>
          <table:table-cell table:style-name="Table1.A2" office:value-type="string">
            <text:p text:style-name="P48">rx_dreq_i</text:p>
          </table:table-cell>
          <table:table-cell table:style-name="Table1.A2" office:value-type="string">
            <text:p text:style-name="P48">tx_dreq_o</text:p>
          </table:table-cell>
          <table:table-cell table:style-name="Table1.F2" office:value-type="string">
            <text:p text:style-name="P40">Data Request line</text:p>
          </table:table-cell>
        </table:table-row>
        <table:table-row>
          <table:table-cell table:style-name="Table1.A2" office:value-type="string">
            <text:p text:style-name="P46">valid </text:p>
          </table:table-cell>
          <table:table-cell table:style-name="Table1.B3" office:value-type="float" office:value="1">
            <text:p text:style-name="P38">1</text:p>
          </table:table-cell>
          <table:table-cell table:style-name="Table1.A2" office:value-type="string">
            <text:p text:style-name="P38">source → sink</text:p>
          </table:table-cell>
          <table:table-cell table:style-name="Table1.A2" office:value-type="string">
            <text:p text:style-name="P48">rx_valid_o</text:p>
          </table:table-cell>
          <table:table-cell table:style-name="Table1.A2" office:value-type="string">
            <text:p text:style-name="P48">tx_valid_i</text:p>
          </table:table-cell>
          <table:table-cell table:style-name="Table1.F2" office:value-type="string">
            <text:p text:style-name="P40">Data Valid line</text:p>
          </table:table-cell>
        </table:table-row>
        <table:table-row>
          <table:table-cell table:style-name="Table1.A2" office:value-type="string">
            <text:p text:style-name="P46"><text:span text:style-name="T36">r</text:span>error_p<text:span text:style-name="T21">1</text:span></text:p>
          </table:table-cell>
          <table:table-cell table:style-name="Table1.B3" office:value-type="float" office:value="1">
            <text:p text:style-name="P38">1</text:p>
          </table:table-cell>
          <table:table-cell table:style-name="Table1.A2" office:value-type="string">
            <text:p text:style-name="P38"><text:span text:style-name="T36">s</text:span>ource → sink</text:p>
          </table:table-cell>
          <table:table-cell table:style-name="Table1.A2" office:value-type="string">
            <text:p text:style-name="P48">rx_<text:span text:style-name="T36">r</text:span>error_p<text:span text:style-name="T28">1</text:span>_o</text:p>
          </table:table-cell>
          <table:table-cell table:style-name="Table1.A2" office:value-type="string">
            <text:p text:style-name="P48">tx_<text:span text:style-name="T36">r</text:span>error_p<text:span text:style-name="T28">1</text:span>_i</text:p>
          </table:table-cell>
          <table:table-cell table:style-name="Table1.F2" office:value-type="string">
            <text:p text:style-name="P40">Packet source error indication</text:p>
          </table:table-cell>
        </table:table-row>
      </table:table>
      <text:p text:style-name="P14"/>
      <text:h text:style-name="P103" text:outline-level="2">DATA</text:h>
      <text:p text:style-name="P21">DATA is a 16-bit port, which outputs/inputs subsequent 16-bit frame words. <text:span text:style-name="T36">The </text:span>first byte <text:span text:style-name="T36">is</text:span> stored in the most significant part <text:span text:style-name="T36">of the 16-bit data word</text:span>. Value passed on DATA is <text:span text:style-name="T36">correct and can be accepted by packet sink</text:span> only when VALID line is active. When BYTESEL line is active, only the MSB part of DATA contains a valid frame byte. This can only be the last byte of the frame payload. </text:p>
      <text:p text:style-name="P21"/>
      <text:h text:style-name="Heading_20_2" text:outline-level="2">CTRL</text:h>
      <text:p text:style-name="P22">CTRL bus is used to identify the type of data present on DATA lines. </text:p>
      <text:p text:style-name="P22"/>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41"><text:span text:style-name="T10">Table 2.</text:span><text:span text:style-name="T21"> CTRL bus values </text:span><text:span text:style-name="T38">(see </text:span><text:span text:style-name="T5">hdl/common/global_defs.vhd</text:span><text:span text:style-name="T38"> for constant defs)</text:span></text:p>
          </table:table-cell>
          <table:covered-table-cell/>
          <table:covered-table-cell/>
        </table:table-row>
        <table:table-row>
          <table:table-cell table:style-name="Table2.A2" office:value-type="string">
            <text:p text:style-name="P36">Name</text:p>
          </table:table-cell>
          <table:table-cell table:style-name="Table2.A2" office:value-type="string">
            <text:p text:style-name="P36">Value</text:p>
          </table:table-cell>
          <table:table-cell table:style-name="Table2.C2" office:value-type="string">
            <text:p text:style-name="P36">Description</text:p>
          </table:table-cell>
        </table:table-row>
        <table:table-row>
          <table:table-cell table:style-name="Table2.A2" office:value-type="string">
            <text:p text:style-name="P51">c_wrsw_ctrl_none</text:p>
          </table:table-cell>
          <table:table-cell table:style-name="Table2.B3" office:value-type="float" office:value="0">
            <text:p text:style-name="P44">0</text:p>
          </table:table-cell>
          <table:table-cell table:style-name="Table2.C2" office:value-type="string">
            <text:p text:style-name="P43"><text:span text:style-name="T21">No data tag, or the packet s</text:span><text:span text:style-name="T35">ource</text:span><text:span text:style-name="T21"> doesn't identify current word of the frame as relevant for the MAC client (for example, the 0x8100 constant ethertype from VLAN-tagged frames) . When the source MAC address part of the packet header is tagged with </text:span><text:span text:style-name="T4">ctrl_none</text:span><text:span text:style-name="T21"> value, WR endpoint automatically updates it with its own MAC address</text:span></text:p>
          </table:table-cell>
        </table:table-row>
        <table:table-row>
          <table:table-cell table:style-name="Table2.A2" office:value-type="string">
            <text:p text:style-name="P51">c_wrsw_ctrl_dst_mac</text:p>
          </table:table-cell>
          <table:table-cell table:style-name="Table2.B3" office:value-type="float" office:value="1">
            <text:p text:style-name="P44">1</text:p>
          </table:table-cell>
          <table:table-cell table:style-name="Table2.C2" office:value-type="string">
            <text:p text:style-name="P44">Identifies destination MAC address part of frame header (first 3 <text:soft-page-break/>words)</text:p>
          </table:table-cell>
        </table:table-row>
        <table:table-row>
          <table:table-cell table:style-name="Table2.A2" office:value-type="string">
            <text:p text:style-name="P51">c_wrsw_ctrl_src_mac</text:p>
          </table:table-cell>
          <table:table-cell table:style-name="Table2.B3" office:value-type="float" office:value="2">
            <text:p text:style-name="P44">2</text:p>
          </table:table-cell>
          <table:table-cell table:style-name="Table2.C2" office:value-type="string">
            <text:p text:style-name="P44">Identifies source MAC address part of frame header (second 3 words)</text:p>
          </table:table-cell>
        </table:table-row>
        <table:table-row>
          <table:table-cell table:style-name="Table2.A2" office:value-type="string">
            <text:p text:style-name="P51">c_wrsw_ctrl_ethertype</text:p>
          </table:table-cell>
          <table:table-cell table:style-name="Table2.B3" office:value-type="float" office:value="3">
            <text:p text:style-name="P44">3</text:p>
          </table:table-cell>
          <table:table-cell table:style-name="Table2.C2" office:value-type="string">
            <text:p text:style-name="P44">Identifies frame Ethertype (word 6 or 8 for 802.1q frames)</text:p>
          </table:table-cell>
        </table:table-row>
        <table:table-row>
          <table:table-cell table:style-name="Table2.A2" office:value-type="string">
            <text:p text:style-name="P51">c_wrsw_ctrl_vid_prio</text:p>
          </table:table-cell>
          <table:table-cell table:style-name="Table2.B3" office:value-type="float" office:value="4">
            <text:p text:style-name="P44">4</text:p>
          </table:table-cell>
          <table:table-cell table:style-name="Table2.C2" office:value-type="string">
            <text:p text:style-name="P44">Identifies VLAN ID/PCP field from 802.1q header. </text:p>
          </table:table-cell>
        </table:table-row>
        <table:table-row>
          <table:table-cell table:style-name="Table2.A2" office:value-type="string">
            <text:p text:style-name="P51">c_wrsw_ctrl_tx_oob</text:p>
          </table:table-cell>
          <table:table-cell table:style-name="Table2.B3" office:value-type="float" office:value="5">
            <text:p text:style-name="P44">5</text:p>
          </table:table-cell>
          <table:table-cell table:style-name="Table2.C2" office:value-type="string">
            <text:p text:style-name="P43"><text:span text:style-name="T21">Identifies Out-Of-Band part of a frame to be transmitted by WR endpoint, containing the frame ID. The TX OOB structure is described in p. </text:span><text:span text:style-name="T21"><text:bookmark-ref text:reference-format="chapter" text:ref-name="__RefHeading__2353_1795845929">5.1</text:bookmark-ref></text:span></text:p>
          </table:table-cell>
        </table:table-row>
        <table:table-row>
          <table:table-cell table:style-name="Table2.A2" office:value-type="string">
            <text:p text:style-name="P51">c_wrsw_ctrl_rx_oob</text:p>
          </table:table-cell>
          <table:table-cell table:style-name="Table2.B3" office:value-type="float" office:value="6">
            <text:p text:style-name="P44">6</text:p>
          </table:table-cell>
          <table:table-cell table:style-name="Table2.C2" office:value-type="string">
            <text:p text:style-name="P44">Identifies Out-Of-Band part of a frame received by WR endpoint, containing the source physical port ID and RX timestamp. RX OOB structure is described in p. <text:bookmark-ref text:reference-format="chapter" text:ref-name="__RefHeading__2355_1795845929">5.2</text:bookmark-ref></text:p>
          </table:table-cell>
        </table:table-row>
        <table:table-row>
          <table:table-cell table:style-name="Table2.A2" office:value-type="string">
            <text:p text:style-name="P51">c_wrsw_ctrl_payload</text:p>
          </table:table-cell>
          <table:table-cell table:style-name="Table2.B3" office:value-type="float" office:value="7">
            <text:p text:style-name="P44">7</text:p>
          </table:table-cell>
          <table:table-cell table:style-name="Table2.C2" office:value-type="string">
            <text:p text:style-name="P44">Identifies the frame payload (e.g. everything which doesn't belong to frame header). Frame payload does not include the FCS field, which is never transmitted on WRF</text:p>
          </table:table-cell>
        </table:table-row>
      </table:table>
      <text:list xml:id="list912116893" text:style-name="L15">
        <text:list-item>
          <text:list>
            <text:list-header>
              <text:p text:style-name="P79"/>
            </text:list-header>
          </text:list>
        </text:list-item>
      </text:list>
      <text:h text:style-name="Heading_20_2" text:outline-level="2">BYTESEL</text:h>
      <text:p text:style-name="P23">When BYTESEL line is active, DATA bus <text:span text:style-name="T48">bits [15:8] </text:span>contain the last single byte of transferred frame. Such situation can occur only when the length of frame is odd. </text:p>
      <text:p text:style-name="P23"/>
      <text:p text:style-name="P8"><text:span text:style-name="T29">Warning: </text:span><text:span text:style-name="T22">WRF does not allow for interleaving byte- and word- sized transfers. BYTESEL can be used only for the last byte of the frame payload.</text:span></text:p>
      <text:p text:style-name="P7"/>
      <text:h text:style-name="Heading_20_2" text:outline-level="2"><text:span text:style-name="T16">D</text:span>REQ / VALID</text:h>
      <text:p text:style-name="P23">DREQ and VALID lines provide a simple flow control mechanism. Packes sink activates the DREQ line in order to:</text:p>
      <text:list xml:id="list2128711834" text:style-name="L16">
        <text:list-item>
          <text:p text:style-name="P80">request the next word of the frame currently being transferred</text:p>
        </text:list-item>
        <text:list-item>
          <text:p text:style-name="P80">allow the packet source to initiate a transfer of a new frame (e.g. assert SOF_P1)</text:p>
        </text:list-item>
      </text:list>
      <text:p text:style-name="P14"/>
      <text:p text:style-name="P23"><text:tab/>When packet source detects that DREQ line is active, it shall provide the subsequent frame data word on DATA/CTRL bus and assert the VALID line. If the packet source can't provide any data at the moment, the VALID line shall stay low. </text:p>
      <text:p text:style-name="P23"/>
      <text:p text:style-name="P16"><text:span text:style-name="T29"><text:tab/></text:span><text:span text:style-name="T31">DREQ line is also used to request another frame if no frame is currently being transferred. Packet source can only assert SOF_P1 line when DREQ is active.</text:span></text:p>
      <text:p text:style-name="P23"/>
      <text:p text:style-name="P6"><text:span text:style-name="T30">Warning</text:span><text:span text:style-name="T29">:</text:span><text:span text:style-name="T22"> VALID, DATA, CTRL and BYTESEL, </text:span><text:span text:style-name="T23">SOF_P</text:span><text:span text:style-name="T22"> lines must always be registered.</text:span></text:p>
      <text:p text:style-name="P81"/>
      <text:h text:style-name="Heading_20_2" text:outline-level="2">SOF_P1 and EOF_P1 lines</text:h>
      <text:p text:style-name="P17"><text:span text:style-name="T32">SOF_P1 line provides a single-clock pulse before the beginning of a new frame transfer. </text:span><text:span text:style-name="T33">Packet source can assert SOF_P1 only when the packet sink requests data by activating DREQ line.</text:span></text:p>
      <text:p text:style-name="P24"/>
      <text:p text:style-name="P25"><text:tab/>First frame word transfer must never occur when SOF_P1 is active. In such situation, the packet sink shall ignore the state <text:span text:style-name="T49">of </text:span>VALID line.</text:p>
      <text:p text:style-name="P25"/>
      <text:p text:style-name="P19"><text:span text:style-name="T33"><text:tab/>EOF_P1 line indicates the end of currently transferred frame </text:span><text:span text:style-name="T34">with</text:span><text:span text:style-name="T11"> no errors.</text:span><text:span text:style-name="T34"> When EOF_P1 is active, there may still be </text:span><text:span text:style-name="T36">a </text:span><text:span text:style-name="T34">valid data word present on DATA and CTRL, so the packet sink must </text:span><text:soft-page-break/><text:span text:style-name="T34">monitor VALID line </text:span><text:span text:style-name="T36">even when EOF_P1 is active</text:span><text:span text:style-name="T34">.</text:span></text:p>
      <text:p text:style-name="P93"/>
      <text:h text:style-name="P104" text:outline-level="2"><text:span text:style-name="T50">R</text:span>ERROR_P1</text:h>
      <text:p text:style-name="P26"><text:span text:style-name="T37">R</text:span>ERROR_P1 indicates an errorneous packet termination when the error occurred in the packet source. For example, <text:span text:style-name="T36">WR Endpoint receiver</text:span> can assert <text:span text:style-name="T37">R</text:span>ERROR_P1 when:</text:p>
      <text:list xml:id="list1373386132" text:style-name="L17">
        <text:list-item>
          <text:p text:style-name="P82">frame CRC is invalid</text:p>
        </text:list-item>
        <text:list-item>
          <text:p text:style-name="P82"><text:span text:style-name="T49">a</text:span> PCS encoding error <text:span text:style-name="T49">occured</text:span> (invalid 8b10b code, <text:span text:style-name="T49">mis</text:span>alignment, <text:span text:style-name="T49">sync loss, </text:span>etc.)</text:p>
        </text:list-item>
        <text:list-item>
          <text:p text:style-name="P82">frame has been corrupted due to buffer overrun</text:p>
        </text:list-item>
      </text:list>
      <text:p text:style-name="P9"/>
      <text:p text:style-name="P26"><text:span text:style-name="T37">R</text:span>ERROR_P1 behaves in identical way as EOF_P1. These signals are mutually exclusive (e.g. only one of them can be active in the same clock cycle). </text:p>
      <text:p text:style-name="P26"/>
      <text:h text:style-name="Heading_20_1" text:outline-level="1">WRF optional signals</text:h>
      <text:p text:style-name="P2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6" office:value-type="string">
            <text:p text:style-name="P33"><text:span text:style-name="T8">Table </text:span><text:span text:style-name="T13">3</text:span><text:span text:style-name="T8">.</text:span> <text:span text:style-name="T36">Optional</text:span> WRF signals</text:p>
          </table:table-cell>
          <table:covered-table-cell/>
          <table:covered-table-cell/>
          <table:covered-table-cell/>
          <table:covered-table-cell/>
          <table:covered-table-cell/>
        </table:table-row>
        <table:table-row>
          <table:table-cell table:style-name="Table3.A2" office:value-type="string">
            <text:p text:style-name="P35">Name</text:p>
          </table:table-cell>
          <table:table-cell table:style-name="Table3.A2" office:value-type="string">
            <text:p text:style-name="P35">Size</text:p>
          </table:table-cell>
          <table:table-cell table:style-name="Table3.A2" office:value-type="string">
            <text:p text:style-name="P35">Direction</text:p>
          </table:table-cell>
          <table:table-cell table:style-name="Table3.A2" office:value-type="string">
            <text:p text:style-name="P35">Source port</text:p>
          </table:table-cell>
          <table:table-cell table:style-name="Table3.A2" office:value-type="string">
            <text:p text:style-name="P35"><text:span text:style-name="T44">Sink </text:span>port</text:p>
          </table:table-cell>
          <table:table-cell table:style-name="Table3.F2" office:value-type="string">
            <text:p text:style-name="P35">Description</text:p>
          </table:table-cell>
        </table:table-row>
        <table:table-row>
          <table:table-cell table:style-name="Table3.A2" office:value-type="string">
            <text:p text:style-name="P47"><text:span text:style-name="T36">terror_p1</text:span> </text:p>
          </table:table-cell>
          <table:table-cell table:style-name="Table3.B3" office:value-type="float" office:value="1">
            <text:p text:style-name="P39">1</text:p>
          </table:table-cell>
          <table:table-cell table:style-name="Table3.A2" office:value-type="string">
            <text:p text:style-name="P39">sink → source</text:p>
          </table:table-cell>
          <table:table-cell table:style-name="Table3.A2" office:value-type="string">
            <text:p text:style-name="P49"><text:span text:style-name="T36">r</text:span>x_<text:span text:style-name="T36">terror_p1_i</text:span></text:p>
          </table:table-cell>
          <table:table-cell table:style-name="Table3.A2" office:value-type="string">
            <text:p text:style-name="P49">tx_<text:span text:style-name="T36">terror_p1_o</text:span></text:p>
          </table:table-cell>
          <table:table-cell table:style-name="Table3.F2" office:value-type="string">
            <text:p text:style-name="P45">Packet sink error indication</text:p>
          </table:table-cell>
        </table:table-row>
        <table:table-row>
          <table:table-cell table:style-name="Table3.A2" office:value-type="string">
            <text:p text:style-name="P50">idle</text:p>
          </table:table-cell>
          <table:table-cell table:style-name="Table3.B3" office:value-type="float" office:value="1">
            <text:p text:style-name="P45">1</text:p>
          </table:table-cell>
          <table:table-cell table:style-name="Table3.A2" office:value-type="string">
            <text:p text:style-name="P45">source → sink</text:p>
          </table:table-cell>
          <table:table-cell table:style-name="Table3.A2" office:value-type="string">
            <text:p text:style-name="P50">rx_idle_o</text:p>
          </table:table-cell>
          <table:table-cell table:style-name="Table3.A2" office:value-type="string">
            <text:p text:style-name="P50"><text:span text:style-name="T54">t</text:span>x_idle_i</text:p>
          </table:table-cell>
          <table:table-cell table:style-name="Table3.F2" office:value-type="string">
            <text:p text:style-name="P45">Source idle flag</text:p>
          </table:table-cell>
        </table:table-row>
        <table:table-row>
          <table:table-cell table:style-name="Table3.A2" office:value-type="string">
            <text:p text:style-name="P50"><text:span text:style-name="T43">t</text:span>abort_p1</text:p>
          </table:table-cell>
          <table:table-cell table:style-name="Table3.B3" office:value-type="float" office:value="1">
            <text:p text:style-name="P45">1</text:p>
          </table:table-cell>
          <table:table-cell table:style-name="Table3.A2" office:value-type="string">
            <text:p text:style-name="P45">source → sink</text:p>
          </table:table-cell>
          <table:table-cell table:style-name="Table3.A2" office:value-type="string">
            <text:p text:style-name="P50">rx_<text:span text:style-name="T43">t</text:span>abort_p1_o</text:p>
          </table:table-cell>
          <table:table-cell table:style-name="Table3.A2" office:value-type="string">
            <text:p text:style-name="P50">tx_<text:span text:style-name="T43">t</text:span>abort_p1_i</text:p>
          </table:table-cell>
          <table:table-cell table:style-name="Table3.F2" office:value-type="string">
            <text:p text:style-name="P45">Source-initiated transfer abort</text:p>
          </table:table-cell>
        </table:table-row>
        <table:table-row>
          <table:table-cell table:style-name="Table3.A2" office:value-type="string">
            <text:p text:style-name="P50"><text:span text:style-name="T43">r</text:span>abort_p1</text:p>
          </table:table-cell>
          <table:table-cell table:style-name="Table3.B3" office:value-type="float" office:value="1">
            <text:p text:style-name="P45">1</text:p>
          </table:table-cell>
          <table:table-cell table:style-name="Table3.A2" office:value-type="string">
            <text:p text:style-name="P45">sink → source</text:p>
          </table:table-cell>
          <table:table-cell table:style-name="Table3.A2" office:value-type="string">
            <text:p text:style-name="P50">rx_<text:span text:style-name="T43">r</text:span>abort_p1_i</text:p>
          </table:table-cell>
          <table:table-cell table:style-name="Table3.A2" office:value-type="string">
            <text:p text:style-name="P50">tx_<text:span text:style-name="T43">r</text:span>abort_p1_o</text:p>
          </table:table-cell>
          <table:table-cell table:style-name="Table3.F2" office:value-type="string">
            <text:p text:style-name="P45">Sink-initiated transfer abort</text:p>
          </table:table-cell>
        </table:table-row>
      </table:table>
      <text:p text:style-name="P10"/>
      <text:h text:style-name="Heading_20_2" text:outline-level="2"><text:s/>TERROR_P1</text:h>
      <text:p text:style-name="P28"><text:tab/>Single-cycle pulse on TERROR_P1 during packet transfer indicates that an error occurred during processing the frame by the packet sink. For example, WR Endpoint transmitter will assert TERROR_P1 when:</text:p>
      <text:list xml:id="list1335185709" text:style-name="L18">
        <text:list-item>
          <text:p text:style-name="P83">TX buffer underrun has occured</text:p>
        </text:list-item>
        <text:list-item>
          <text:p text:style-name="P83">Frame was too long</text:p>
        </text:list-item>
      </text:list>
      <text:p text:style-name="P28"><text:tab/>Upon reception of TERROR_P1 event, packet source shall decide whether to drop or retransmit the frame.</text:p>
      <text:list xml:id="list2067072326" text:style-name="L19">
        <text:list-item>
          <text:list>
            <text:list-header>
              <text:p text:style-name="P70"/>
            </text:list-header>
          </text:list>
        </text:list-item>
      </text:list>
      <text:h text:style-name="Heading_20_2" text:outline-level="2">IDLE</text:h>
      <text:p text:style-name="P10"><text:span text:style-name="T36"><text:tab/></text:span><text:span text:style-name="T24">When active, the packet source is doing nothing. </text:span><text:span text:style-name="T27">Can be u</text:span><text:span text:style-name="T24">sed for debugging purposes.</text:span></text:p>
      <text:list xml:id="list1011629963" text:style-name="L20">
        <text:list-item>
          <text:list>
            <text:list-header>
              <text:p text:style-name="P84"/>
            </text:list-header>
          </text:list>
        </text:list-item>
      </text:list>
      <text:h text:style-name="Heading_20_2" text:outline-level="2"><text:span text:style-name="T43">T</text:span>ABORT_P1</text:h>
      <text:p text:style-name="P28"><text:tab/>Single-cycle pulse tells the packet sink to abort the reception of current frame. In case of WR endpoint, it means that the frame must be deliberately corrupted (so the remote side won't receive it properly). </text:p>
      <text:p text:style-name="P28"/>
      <text:p text:style-name="P27"><text:span text:style-name="T12">Note: </text:span><text:span text:style-name="T43">T</text:span><text:span text:style-name="T36">ABORT_P1 is mutually exclusive with EOF_P1 and ERROR_P1</text:span></text:p>
      <text:p text:style-name="P11"/>
      <text:h text:style-name="Heading_20_2" text:outline-level="2"><text:soft-page-break/><text:span text:style-name="T43">R</text:span>ABORT_P1</text:h>
      <text:p text:style-name="P10"><text:span text:style-name="T24"><text:tab/>Single-cycle pulse tells packet source that the packet sink is unable to finish reception of currently transferred packet. After </text:span><text:span text:style-name="T26">R</text:span><text:span text:style-name="T24">ABORT_P1 event, packet source shall immediately terminate the transfer by asserting RABORT_P1 and eventually retransmit the interrupted packet later </text:span><text:span text:style-name="T26">(the exact behavior is to be defined by the core developer – in case of WR endpoint, all the packets are dropped as long as RABORT_P1 is active).</text:span></text:p>
      <text:p text:style-name="P28"/>
      <text:h text:style-name="P101" text:outline-level="1">OOB formats</text:h>
      <text:h text:style-name="P105" text:outline-level="2"><text:bookmark text:name="__RefHeading__2353_1795845929"/>TX OOB format<text:bookmark-end text:name="__RefHeading__2353_1795845929"/></text:h>
      <text:p text:style-name="P71"/>
      <text:p text:style-name="P86">TX OOB is used to tag the transmitted frame with an unique 16-bit ID, used by WR endpoints to queue TX timestamps for multiple physical ports.</text:p>
      <text:p text:style-name="P86"/>
      <table:table table:name="Table4" table:style-name="Table4">
        <table:table-column table:style-name="Table4.A"/>
        <table:table-column table:style-name="Table4.B"/>
        <table:table-row>
          <table:table-cell table:style-name="Table4.A1" table:number-columns-spanned="2" office:value-type="string">
            <text:p text:style-name="P42"><text:span text:style-name="T14">Table 4.</text:span><text:span text:style-name="T39"> TX OOB format</text:span></text:p>
          </table:table-cell>
          <table:covered-table-cell/>
        </table:table-row>
        <table:table-row>
          <table:table-cell table:style-name="Table4.A2" office:value-type="string">
            <text:p text:style-name="P37"><text:span text:style-name="T49">OOB w</text:span><text:span text:style-name="T39">ord</text:span></text:p>
          </table:table-cell>
          <table:table-cell table:style-name="Table4.B2" office:value-type="string">
            <text:p text:style-name="P96">Description</text:p>
          </table:table-cell>
        </table:table-row>
        <table:table-row>
          <table:table-cell table:style-name="Table4.A2" office:value-type="string">
            <text:p text:style-name="P98">1st</text:p>
          </table:table-cell>
          <table:table-cell table:style-name="Table4.B2" office:value-type="string">
            <text:p text:style-name="P99">16-bit frame ID tag. Must be unique in a reasonably long period of time (in our case it's the TX timestamp polling interval)</text:p>
          </table:table-cell>
        </table:table-row>
      </table:table>
      <text:p text:style-name="P87"/>
      <text:p text:style-name="P87"/>
      <text:h text:style-name="P106" text:outline-level="2"><text:bookmark text:name="__RefHeading__2355_1795845929"/>RX OOB format<text:bookmark-end text:name="__RefHeading__2355_1795845929"/></text:h>
      <text:p text:style-name="P87"/>
      <text:p text:style-name="P87">RX OOB encodes the orginating physical port identifier to which the packet came and the value of packet's RX timestamp.</text:p>
      <text:p text:style-name="P86"/>
      <table:table table:name="Table5" table:style-name="Table5">
        <table:table-column table:style-name="Table5.A"/>
        <table:table-column table:style-name="Table5.B"/>
        <table:table-row>
          <table:table-cell table:style-name="Table5.A1" table:number-columns-spanned="2" office:value-type="string">
            <text:p text:style-name="P42"><text:span text:style-name="T14">Table 5 .</text:span><text:span text:style-name="T39"> RX OOB format</text:span></text:p>
          </table:table-cell>
          <table:covered-table-cell/>
        </table:table-row>
        <table:table-row>
          <table:table-cell table:style-name="Table5.A2" office:value-type="string">
            <text:p text:style-name="P97">OOB word</text:p>
          </table:table-cell>
          <table:table-cell table:style-name="Table5.B2" office:value-type="string">
            <text:p text:style-name="P96">Description</text:p>
          </table:table-cell>
        </table:table-row>
        <table:table-row>
          <table:table-cell table:style-name="Table5.A2" office:value-type="string">
            <text:p text:style-name="P98">1st</text:p>
          </table:table-cell>
          <table:table-cell table:style-name="Table5.B2" office:value-type="string">
            <text:p text:style-name="P100">Bits [15:11]: physical port ID (value of ECR:PORTID field in endpoint configuration regs)</text:p>
          </table:table-cell>
        </table:table-row>
        <table:table-row>
          <table:table-cell table:style-name="Table5.A2" office:value-type="string">
            <text:p text:style-name="P98">2nd</text:p>
          </table:table-cell>
          <table:table-cell table:style-name="Table5.B2" office:value-type="string">
            <text:p text:style-name="P100">Bits [15:12]: 4 least significant bits of falling edge timestamp counter</text:p>
            <text:p text:style-name="P100">Bits [11:0] 12 most significant bits of rising edge (main) TS counter</text:p>
          </table:table-cell>
        </table:table-row>
        <table:table-row>
          <table:table-cell table:style-name="Table5.A2" office:value-type="string">
            <text:p text:style-name="P98">3rd</text:p>
          </table:table-cell>
          <table:table-cell table:style-name="Table5.B2" office:value-type="string">
            <text:p text:style-name="P100">16 least significant bits of rising edge (main) TS counter</text:p>
          </table:table-cell>
        </table:table-row>
      </table:table>
      <text:list xml:id="list1695421546" text:style-name="L21">
        <text:list-header>
          <text:p text:style-name="P88"/>
        </text:list-header>
      </text:list>
      <text:h text:style-name="Heading_20_1" text:outline-level="1">Example frame transfer</text:h>
      <text:p text:style-name="P12"/>
      <text:p text:style-name="P29"><text:tab/><text:span text:style-name="T40">Figure 2 shows a typical successful frame transfer with associated RX OOB fields. The frame is 33 bytes-long (so technically it's not a valid frame because it's too short), and it consists of:</text:span></text:p>
      <text:list xml:id="list1671069709" text:style-name="L22">
        <text:list-item>
          <text:p text:style-name="P91">destination MAC: 00:01:02:03:04:05</text:p>
        </text:list-item>
        <text:list-item>
          <text:p text:style-name="P91">source MAC: 06:07:08:09:0a:0b</text:p>
        </text:list-item>
        <text:list-item>
          <text:p text:style-name="P91">ethertype: 0x0c0d</text:p>
        </text:list-item>
        <text:list-item>
          <text:p text:style-name="P89"><text:span text:style-name="T40">payload: increasing byte values from 0x0e to 0x20. </text:span><text:span text:style-name="T15">Note that frames are transferred without FCS checksum, which is always calculated and stripped by the WR endpoint.</text:span></text:p>
        </text:list-item>
        <text:list-item>
          <text:p text:style-name="P91">RX OOB block, with port ID = 0x1, rising edge timestamp = 0x1234567 and falling edge timestamp = 0x6</text:p>
        </text:list-item>
      </text:list>
      <text:p text:style-name="P13"><draw:frame draw:style-name="fr1" draw:name="graphics2" text:anchor-type="paragraph" svg:x="0.0409in" svg:y="0.0681in" svg:width="6.6118in" svg:height="1.9035in" draw:z-index="1"><draw:image xlink:href="Pictures/200002360000419A000012E2DF8F8E22.wmf" xlink:type="simple" xlink:show="embed" xlink:actuate="onLoad"/></draw:frame><text:soft-page-break/><text:span text:style-name="T41">Figure 2.</text:span><text:span text:style-name="T25"> Example of a frame transfer over WRF</text:span></text:p>
      <text:p text:style-name="P92"/>
      <text:p text:style-name="P92">Some extra explanation for the drawing:</text:p>
      <text:p text:style-name="P72"/>
      <text:list xml:id="list736399287" text:style-name="L23">
        <text:list-item>
          <text:p text:style-name="P73"><text:span text:style-name="T41">Start-of-frame event</text:span><text:span text:style-name="T25"> – SOF_P1 pulse must always occur at least one clock cycle before the transfer of the first data word (so VALID = 0 when SOF_P1 == 1)</text:span></text:p>
        </text:list-item>
        <text:list-item>
          <text:p text:style-name="P73"><text:span text:style-name="T41">Flow control forced by packet sink: </text:span><text:span text:style-name="T25">the packet sink was unable to accept a data word, so it had set the DREQ line to 0. The packet source didn't send a data word in the following clock cycle (VALID was 0).</text:span></text:p>
        </text:list-item>
        <text:list-item>
          <text:p text:style-name="P73"><text:span text:style-name="T41">Flow control forced by packet souce: </text:span><text:span text:style-name="T25">the source didn't have any data in its output buffer, so VALID line was set to 0 for a single cycle. </text:span></text:p>
        </text:list-item>
        <text:list-item>
          <text:p text:style-name="P73"><text:span text:style-name="T41">Odd-sized frame: </text:span><text:span text:style-name="T25">the last word of the payload contains the last, 33</text:span><text:span text:style-name="T42">rd</text:span><text:span text:style-name="T25"> byte of the frame which is indicated by activating BYTESEL line. </text:span></text:p>
        </text:list-item>
        <text:list-item>
          <text:p text:style-name="P73"><text:span text:style-name="T41">End-of-frame event – </text:span><text:span text:style-name="T25">EOF_P1 is active, indicating the end of current frame transfer. Note that there's the last, 3</text:span><text:span text:style-name="T42">rd</text:span><text:span text:style-name="T25"> word of RX OOB present on DATA/CTRL lines, so VALID line is still active.</text:span></text:p>
        </text:list-item>
      </text:list>
      <text:p text:style-name="P12"/>
      <text:h text:style-name="P102" text:outline-level="1">WRF SystemVerilog model</text:h>
      <text:p text:style-name="P12"/>
      <text:p text:style-name="P30"><text:span text:style-name="T43"><text:tab/>A WRF bus-functional model available in the SVN repo (</text:span><text:span text:style-name="T6">trunk/hdl/sim/fabric_emu_new</text:span><text:span text:style-name="T43">) with some examples:</text:span></text:p>
      <text:list xml:id="list1314536856" text:style-name="L24">
        <text:list-item>
          <text:p text:style-name="P90"><text:span text:style-name="T6">fabric_emu.sv </text:span><text:span text:style-name="T43">provides a module with 1 packet source/sink and a simple API for sending/receiving frames (see tasks </text:span><text:span text:style-name="T6">send()</text:span><text:span text:style-name="T43"> and </text:span><text:span text:style-name="T6">receive()</text:span><text:span text:style-name="T43">)</text:span></text:p>
        </text:list-item>
        <text:list-item>
          <text:p text:style-name="P90"><text:span text:style-name="T6">fabric_emu_tap.sv</text:span><text:span text:style-name="T43"> provides a fabric emulator using Linux TAP device to feed the WRF with real packets coming from TAP network interface.</text:span></text:p>
        </text:list-item>
        <text:list-item>
          <text:p text:style-name="P90"><text:span text:style-name="T6">fabric_emu_demo.sv</text:span><text:span text:style-name="T43"> and </text:span><text:span text:style-name="T6">fabric_demo_tap.sv</text:span><text:span text:style-name="T43"> show how to use these emulators. For the TAP interface setup instructions, see the comments at the beginning of the file.</text:span></text:p>
        </text:list-item>
      </text:list>
      <text:p text:style-name="P85"/>
      <text:p text:style-name="P9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Linux Libertine2" svg:font-family="'Linux Libertine'" style:font-pitch="variable"/>
    <style:font-face style:name="Linux Libertine" svg:font-family="'Linux Libertine'" style:font-adornments="Bold" style:font-pitch="variable"/>
    <style:font-face style:name="Linux Libertine1" svg:font-family="'Linux Libertine'"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color="#000000" style:font-name="Linux Libertine" fo:font-size="1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style:font-name="Linux Libertin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1" fo:font-size="12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09T23:21:42</meta:creation-date>
    <dc:date>2010-10-18T17:52:30</dc:date>
    <meta:editing-duration>PT53H40M41S</meta:editing-duration>
    <meta:editing-cycles>44</meta:editing-cycles>
    <meta:generator>OpenOffice.org/3.2$Linux OpenOffice.org_project/320m19$Build-9505</meta:generator>
    <meta:print-date>2010-10-13T16:42:27</meta:print-date>
    <meta:document-statistic meta:table-count="5" meta:image-count="2" meta:object-count="0" meta:page-count="7" meta:paragraph-count="240" meta:word-count="1935" meta:character-count="11694"/>
  </office:meta>
</office:document-meta>
</file>